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0000000002000000020B2FF2A327EABC87D.png" manifest:media-type="image/png"/>
  <manifest:file-entry manifest:full-path="Pictures/TablePreview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2" svg:font-family="'DejaVu Sans'" style:font-family-generic="swiss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3">
      <style:graphic-properties draw:textarea-horizontal-align="justify" draw:textarea-vertical-align="middle" draw:auto-grow-height="false" fo:min-height="3.75cm" fo:min-width="12cm"/>
    </style:style>
    <style:style style:name="gr3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605cm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12.413cm"/>
    </style:style>
    <style:style style:name="gr7" style:family="graphic" style:parent-style-name="standard">
      <style:graphic-properties draw:textarea-horizontal-align="justify" draw:textarea-vertical-align="middle" draw:auto-grow-height="false" fo:min-height="3.55cm" fo:min-width="7.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13.75cm" fo:min-width="21.9cm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4.1cm"/>
    </style:style>
    <style:style style:name="gr15" style:family="graphic" style:parent-style-name="standard">
      <style:graphic-properties draw:fill-color="#66cc00" draw:textarea-horizontal-align="justify" draw:textarea-vertical-align="middle" draw:auto-grow-height="false" fo:min-height="4.95cm" fo:min-width="4.1cm"/>
    </style:style>
    <style:style style:name="gr16" style:family="graphic" style:parent-style-name="standard">
      <style:graphic-properties draw:fill-color="#66cc00" draw:textarea-horizontal-align="justify" draw:textarea-vertical-align="middle" draw:auto-grow-height="false" fo:min-height="7.95cm" fo:min-width="4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2" style:family="graphic" style:parent-style-name="standard">
      <style:graphic-properties draw:stroke="none" draw:fill="none" fo:min-height="3.268cm"/>
    </style:style>
    <style:style style:name="gr23" style:family="graphic" style:parent-style-name="Default_5f_4">
      <style:graphic-properties draw:textarea-horizontal-align="justify" draw:textarea-vertical-align="middle" draw:auto-grow-height="false" fo:min-height="0.853cm" fo:min-width="18.241cm" fo:wrap-option="wrap"/>
    </style:style>
    <style:style style:name="gr24" style:family="graphic" style:parent-style-name="Default_5f_4">
      <style:graphic-properties draw:textarea-horizontal-align="center" draw:textarea-vertical-align="middle"/>
    </style:style>
    <style:style style:name="gr25" style:family="graphic" style:parent-style-name="Object_20_without_20_fill_5f_1">
      <style:graphic-properties draw:fill="none" draw:textarea-horizontal-align="center" draw:textarea-vertical-align="middle"/>
    </style:style>
    <style:style style:name="gr26" style:family="graphic" style:parent-style-name="Default_5f_4">
      <style:graphic-properties draw:marker-end="Arrow" draw:marker-end-width="0.3cm" draw:textarea-horizontal-align="center" draw:textarea-vertical-align="middle"/>
    </style:style>
    <style:style style:name="gr2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59cm" fo:min-width="9.214cm"/>
    </style:style>
    <style:style style:name="gr28" style:family="graphic" style:parent-style-name="Default_5f_4" style:list-style-name="L6">
      <style:graphic-properties draw:stroke="none" svg:stroke-color="#000000" draw:fill="none" draw:fill-color="#ffffff" draw:auto-grow-height="true" draw:auto-grow-width="false" fo:max-height="0cm" fo:min-height="1.059cm"/>
    </style:style>
    <style:style style:name="gr29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059cm"/>
    </style:style>
    <style:style style:name="gr3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156cm" fo:min-width="0.053cm"/>
    </style:style>
    <style:style style:name="gr31" style:family="graphic" style:parent-style-name="Default_5f_4" style:list-style-name="L6">
      <style:graphic-properties draw:stroke="none" svg:stroke-color="#000000" draw:fill="none" draw:fill-color="#ffffff" draw:auto-grow-height="true" draw:auto-grow-width="false" fo:max-height="0cm" fo:min-height="1.059cm"/>
    </style:style>
    <style:style style:name="gr32" style:family="graphic" style:parent-style-name="Default_5f_4">
      <style:graphic-properties draw:stroke="none" svg:stroke-color="#000000" draw:fill="none" draw:fill-color="#ffffff" draw:auto-grow-height="true" draw:auto-grow-width="false" fo:max-height="0cm" fo:min-height="8.846cm"/>
    </style:style>
    <style:style style:name="gr33" style:family="graphic" style:parent-style-name="Default_5f_4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min-height="2.394cm" fo:min-width="0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5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6" style:family="graphic" style:parent-style-name="Default_5f_4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min-height="1.448cm" fo:min-width="0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8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9" style:family="graphic" style:parent-style-name="Default_5f_4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min-height="1.447cm" fo:min-width="0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1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2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3" style:family="graphic" style:parent-style-name="Default_5f_4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min-height="2.014cm" fo:min-width="0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46" style:family="graphic" style:parent-style-name="Default_5f_4" style:list-style-name="L6">
      <style:graphic-properties draw:stroke="none" svg:stroke-color="#000000" draw:fill="none" draw:fill-color="#ffffff" draw:auto-grow-height="true" draw:auto-grow-width="false" fo:max-height="0cm" fo:min-height="2.629cm"/>
    </style:style>
    <style:style style:name="gr47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8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9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0" style:family="graphic" style:parent-style-name="Default_5f_4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51" style:family="graphic" style:parent-style-name="Default_5f_4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52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3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4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5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0.411cm"/>
    </style:style>
    <style:style style:name="gr56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7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8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9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0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1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2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3" style:family="graphic" style:parent-style-name="Default_5f_4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standard">
      <style:graphic-properties draw:stroke="none" draw:fill="none" fo:min-height="8.108cm"/>
    </style:style>
    <style:style style:name="pr1" style:family="presentation" style:parent-style-name="brown-blue-black-red-subtitle">
      <style:graphic-properties draw:fill-color="#ffffff" fo:min-height="16.255cm"/>
    </style:style>
    <style:style style:name="pr2" style:family="presentation" style:parent-style-name="brown-blue-black-red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brown-blue-black-red-title">
      <style:graphic-properties fo:min-height="3.506cm"/>
    </style:style>
    <style:style style:name="pr7" style:family="presentation" style:parent-style-name="brown-blue-black-red-outline1">
      <style:graphic-properties fo:min-height="11.929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 style:list-style-name="L5">
      <style:graphic-properties fo:min-height="13.60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outline1">
      <style:graphic-properties draw:fill="solid" draw:fill-color="#ffff66" fo:min-height="13.61cm"/>
    </style:style>
    <style:style style:name="pr13" style:family="presentation" style:parent-style-name="Default-outline1">
      <style:graphic-properties draw:fill="solid" draw:fill-color="#729fcf" fo:min-height="6.361cm"/>
    </style:style>
    <style:style style:name="pr14" style:family="presentation" style:parent-style-name="Default-outline1">
      <style:graphic-properties draw:fill="solid" draw:fill-color="#66ff00" fo:min-height="6.361cm"/>
    </style:style>
    <style:style style:name="pr15" style:family="presentation" style:parent-style-name="Default-outline1">
      <style:graphic-properties draw:fill="solid" draw:fill-color="#cc00cc" fo:min-height="6.361cm"/>
    </style:style>
    <style:style style:name="pr16" style:family="presentation" style:parent-style-name="Default-outline1">
      <style:graphic-properties fo:min-height="13.61cm"/>
    </style:style>
    <style:style style:name="pr17" style:family="presentation" style:parent-style-name="Default-outline1">
      <style:graphic-properties fo:min-height="11.929cm"/>
    </style:style>
    <style:style style:name="pr18" style:family="presentation" style:parent-style-name="Default-outline1">
      <style:graphic-properties fo:min-height="5.559cm"/>
    </style:style>
    <style:style style:name="pr19" style:family="presentation" style:parent-style-name="Default-title">
      <style:graphic-properties draw:auto-grow-height="true" fo:min-height="3.163cm"/>
    </style:style>
    <style:style style:name="pr20" style:family="presentation" style:parent-style-name="Default-title">
      <style:graphic-properties draw:fill-color="#ffffff" fo:min-height="4.042cm"/>
    </style:style>
    <style:style style:name="pr21" style:family="presentation" style:parent-style-name="Default-outline1">
      <style:graphic-properties draw:fill-color="#ffffff" fo:min-height="13cm"/>
    </style:style>
    <style:style style:name="pr22" style:family="presentation" style:parent-style-name="Default-notes">
      <style:graphic-properties draw:fill-color="#ffffff" fo:min-height="13.063cm"/>
    </style:style>
    <style:style style:name="pr23" style:family="presentation" style:parent-style-name="Default-title">
      <style:graphic-properties draw:fill-color="#ffffff" draw:auto-grow-height="true" fo:min-height="3.505cm"/>
    </style:style>
    <style:style style:name="pr24" style:family="presentation" style:parent-style-name="Default-outline1">
      <style:graphic-properties draw:fill-color="#ffffff" fo:min-height="13.171cm"/>
    </style:style>
    <style:style style:name="pr25" style:family="presentation" style:parent-style-name="Default-outline1">
      <style:graphic-properties draw:stroke="none" draw:fill="none" fo:min-height="5.066cm"/>
    </style:style>
    <style:style style:name="co1" style:family="table-column">
      <style:table-column-properties style:column-width="6.464cm" style:use-optimal-column-width="false"/>
    </style:style>
    <style:style style:name="co2" style:family="table-column">
      <style:table-column-properties style:column-width="6.465cm" style:use-optimal-column-width="false"/>
    </style:style>
    <style:style style:name="co3" style:family="table-column">
      <style:table-column-properties style:column-width="6.355cm" style:use-optimal-column-width="false"/>
    </style:style>
    <style:style style:name="ro1" style:family="table-row">
      <style:table-row-properties style:row-height="0.924cm"/>
    </style:style>
    <style:style style:name="ro2" style:family="table-row">
      <style:table-row-properties style:row-height="0.925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896cm"/>
    </style:style>
    <style:style style:name="ro5" style:family="table-row">
      <style:table-row-properties style:row-height="0.897cm"/>
    </style:style>
    <style:style style:name="ro6" style:family="table-row">
      <style:table-row-properties style:row-height="0.657cm"/>
    </style:style>
    <style:style style:name="ce1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2.24pt solid #000000" fo:border-right="2.24pt solid #000000" fo:border-top="2.24pt solid #000000" fo:border-bottom="0.99pt solid #000000"/>
    </style:style>
    <style:style style:name="ce2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2.24pt solid #000000" fo:border-right="2.24pt solid #000000" fo:border-top="0.99pt solid #000000" fo:border-bottom="0.99pt solid #000000"/>
    </style:style>
    <style:style style:name="ce3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2.24pt solid #000000" fo:border-right="2.24pt solid #000000" fo:border-top="0.99pt solid #000000" fo:border-bottom="2.24pt solid #000000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32pt" fo:font-weight="bold" style:font-weight-asian="bold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style:font-name="Courier 10 Pitch1"/>
    </style:style>
    <style:style style:name="P11" style:family="paragraph">
      <loext:graphic-properties draw:fill-color="#ffffff"/>
      <style:text-properties fo:font-weight="bold" style:font-weight-asian="bold" style:font-weight-complex="bold"/>
    </style:style>
    <style:style style:name="P12" style:family="paragraph">
      <loext:graphic-properties draw:fill="solid" draw:fill-color="#ffff66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solid" draw:fill-color="#66ff00"/>
    </style:style>
    <style:style style:name="P15" style:family="paragraph">
      <loext:graphic-properties draw:fill="solid" draw:fill-color="#cc00cc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2" style:family="paragraph">
      <loext:graphic-properties draw:fill-color="#ffff99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-color="#66cc00"/>
      <style:paragraph-properties fo:text-align="center"/>
    </style:style>
    <style:style style:name="P2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</style:style>
    <style:style style:name="P28" style:family="paragraph">
      <style:text-properties style:font-name="arial1" fo:font-weight="normal" style:font-weight-asian="normal" style:font-weight-complex="normal"/>
    </style:style>
    <style:style style:name="P29" style:family="paragraph">
      <style:paragraph-properties fo:margin-left="1.3cm" fo:margin-right="0cm" fo:text-indent="0cm"/>
    </style:style>
    <style:style style:name="P30" style:family="paragraph">
      <style:paragraph-properties fo:margin-left="3cm" fo:margin-right="0cm" fo:text-indent="0cm"/>
    </style:style>
    <style:style style:name="P31" style:family="paragraph">
      <loext:graphic-properties draw:fill-color="#ffffff"/>
      <style:paragraph-properties fo:margin-left="0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color="#ff0000" style:font-name="Times New Roman" fo:font-size="26.5pt" fo:font-weight="bold" style:font-size-asian="24pt" style:font-weight-asian="bold" style:font-size-complex="24pt" style:font-weight-complex="bold"/>
    </style:style>
    <style:style style:name="P33" style:family="paragraph">
      <style:paragraph-properties fo:margin-left="1.234cm" fo:margin-right="0cm" fo:text-indent="-1.234cm"/>
    </style:style>
    <style:style style:name="P34" style:family="paragraph">
      <loext:graphic-properties draw:fill="none" draw:fill-color="#ffffff"/>
      <style:paragraph-properties fo:margin-left="1.234cm" fo:margin-right="0cm" fo:text-indent="-1.234cm"/>
      <style:text-properties fo:color="#ff0000" style:font-name="Times New Roman" fo:font-size="26.5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paragraph-properties fo:margin-left="1.234cm" fo:margin-right="0cm" fo:text-indent="-1.234cm"/>
      <style:text-properties fo:font-size="19.8999996185303pt"/>
    </style:style>
    <style:style style:name="P36" style:family="paragraph">
      <style:paragraph-properties fo:margin-left="2.46cm" fo:margin-right="0cm" fo:margin-top="0.246cm" fo:margin-bottom="0cm" fo:line-height="100%" fo:text-align="start" fo:text-indent="-1.221cm" style:text-autospace="ideograph-alpha" style:punctuation-wrap="hanging" style:line-break="strict" style:writing-mode="lr-tb">
        <style:tab-stops>
          <style:tab-stop style:position="0.035cm"/>
          <style:tab-stop style:position="1.283cm"/>
          <style:tab-stop style:position="2.531cm"/>
          <style:tab-stop style:position="3.779cm"/>
          <style:tab-stop style:position="5.027cm"/>
          <style:tab-stop style:position="6.275cm"/>
          <style:tab-stop style:position="7.522cm"/>
          <style:tab-stop style:position="8.77cm"/>
          <style:tab-stop style:position="10.018cm"/>
          <style:tab-stop style:position="11.266cm"/>
          <style:tab-stop style:position="12.514cm"/>
          <style:tab-stop style:position="13.762cm"/>
          <style:tab-stop style:position="15.01cm"/>
          <style:tab-stop style:position="16.258cm"/>
          <style:tab-stop style:position="17.506cm"/>
          <style:tab-stop style:position="18.754cm"/>
          <style:tab-stop style:position="20.002cm"/>
          <style:tab-stop style:position="21.25cm"/>
          <style:tab-stop style:position="22.498cm"/>
          <style:tab-stop style:position="23.746cm"/>
        </style:tab-stops>
      </style:paragraph-properties>
      <style:text-properties fo:hyphenate="false"/>
    </style:style>
    <style:style style:name="P37" style:family="paragraph">
      <loext:graphic-properties draw:fill-color="#ffffff"/>
      <style:paragraph-properties fo:margin-left="1.234cm" fo:margin-right="0cm" fo:text-indent="-1.234cm"/>
      <style:text-properties style:font-name="Courier New1"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14pt"/>
    </style:style>
    <style:style style:name="P39" style:family="paragraph">
      <loext:graphic-properties draw:fill="none" draw:fill-color="#ffffff"/>
      <style:paragraph-properties fo:margin-left="0cm" fo:margin-right="0cm" fo:text-indent="0cm"/>
      <style:text-properties style:font-name="Courier New1" fo:font-size="22.1000003814697pt" fo:font-weight="bold" style:font-size-asian="20pt" style:font-weight-asian="bold" style:font-size-complex="20pt" style:font-weight-complex="bold"/>
    </style:style>
    <style:style style:name="P40" style:family="paragraph">
      <style:paragraph-properties fo:margin-left="0cm" fo:margin-right="0cm" fo:margin-top="0.141cm" fo:margin-bottom="0cm" fo:text-align="center" fo:text-indent="0cm"/>
    </style:style>
    <style:style style:name="P41" style:family="paragraph">
      <loext:graphic-properties draw:fill="none" draw:fill-color="#bbe0e3"/>
      <style:paragraph-properties style:writing-mode="lr-tb" style:font-independent-line-spacing="true"/>
    </style:style>
    <style:style style:name="P42" style:family="paragraph">
      <style:paragraph-properties fo:margin-left="0cm" fo:margin-right="0cm" fo:margin-top="0.396cm" fo:margin-bottom="0cm" fo:text-indent="0cm"/>
    </style:style>
    <style:style style:name="P43" style:family="paragraph">
      <loext:graphic-properties draw:fill="none" draw:fill-color="#bbe0e3"/>
      <style:paragraph-properties fo:margin-left="0cm" fo:margin-right="0cm" fo:margin-top="0.396cm" fo:margin-bottom="0cm" fo:text-indent="0cm" style:writing-mode="lr-tb" style:font-independent-line-spacing="true"/>
    </style:style>
    <style:style style:name="P4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45" style:family="paragraph">
      <loext:graphic-properties draw:fill-color="#ffffff"/>
      <style:paragraph-properties fo:margin-left="1.234cm" fo:margin-right="0cm" fo:text-indent="-1.234cm"/>
      <style:text-properties fo:font-size="20pt" fo:font-weight="bold" style:font-size-asian="20pt" style:font-weight-asian="bold" style:font-size-complex="20pt" style:font-weight-complex="bold"/>
    </style:style>
    <style:style style:name="P46" style:family="paragraph">
      <loext:graphic-properties draw:fill="none" draw:fill-color="#ffffff"/>
      <style:paragraph-properties fo:margin-left="0cm" fo:margin-right="0cm" fo:text-indent="0cm"/>
      <style:text-properties style:font-name="Arial2" fo:font-size="24.2999992370605pt" fo:font-weight="bold" style:font-size-asian="22pt" style:font-weight-asian="bold" style:font-size-complex="22pt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8" style:family="paragraph">
      <loext:graphic-properties draw:fill="none" draw:fill-color="#ffffff"/>
      <style:paragraph-properties fo:margin-left="0cm" fo:margin-right="0cm" fo:text-indent="0cm"/>
      <style:text-properties fo:color="#0000cc" style:font-name="Courier New1" fo:font-size="22.1000003814697pt" fo:font-weight="bold" style:font-size-asian="20pt" style:font-weight-asian="bold" style:font-size-complex="20pt" style:font-weight-complex="bold"/>
    </style:style>
    <style:style style:name="P49" style:family="paragraph">
      <loext:graphic-properties draw:fill="none" draw:fill-color="#ffffff"/>
      <style:text-properties fo:font-weight="bold" style:font-weight-asian="bold" style:font-weight-complex="bold"/>
    </style:style>
    <style:style style:name="P50" style:family="paragraph">
      <loext:graphic-properties draw:fill="none"/>
      <style:paragraph-properties fo:text-align="center"/>
      <style:text-properties fo:font-size="32pt"/>
    </style:style>
    <style:style style:name="P51" style:family="paragraph">
      <loext:graphic-properties draw:fill="none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10 Pitch1"/>
    </style:style>
    <style:style style:name="T9" style:family="text">
      <style:text-properties fo:color="#ff0000" style:font-name="Courier 10 Pitch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800000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background-color="#ffff99"/>
    </style:style>
    <style:style style:name="T16" style:family="text">
      <style:text-properties style:use-window-font-color="true"/>
    </style:style>
    <style:style style:name="T17" style:family="text">
      <style:text-properties fo:color="#00000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800000" fo:font-style="normal" style:font-style-asian="normal" style:font-style-complex="normal"/>
    </style:style>
    <style:style style:name="T21" style:family="text">
      <style:text-properties fo:color="#800000" fo:font-weight="bold" style:font-weight-asian="bold" style:font-weight-complex="bold"/>
    </style:style>
    <style:style style:name="T22" style:family="text">
      <style:text-properties fo:color="#006600" fo:font-weight="bold" style:font-weight-asian="bold" style:font-weight-complex="bold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800000" fo:font-size="28pt" style:font-size-asian="28pt" style:font-size-complex="28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24pt" fo:font-weight="bold" fo:background-color="#66ff66" style:font-size-asian="24pt" style:font-weight-asian="bold" style:font-size-complex="24pt" style:font-weight-complex="bold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800000" fo:font-size="26pt" style:font-size-asian="26pt" style:font-size-complex="26pt"/>
    </style:style>
    <style:style style:name="T30" style:family="text">
      <style:text-properties fo:color="#990099" fo:font-size="26pt" style:font-size-asian="26pt" style:font-size-complex="26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009900"/>
    </style:style>
    <style:style style:name="T33" style:family="text">
      <style:text-properties fo:color="#009900" fo:font-style="italic" style:font-style-asian="italic" style:font-style-complex="italic"/>
    </style:style>
    <style:style style:name="T34" style:family="text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T35" style:family="text">
      <style:text-properties style:font-name="Courier 10 Pitch1" fo:font-weight="bold" style:font-weight-asian="bold" style:font-weight-complex="bold"/>
    </style:style>
    <style:style style:name="T36" style:family="text">
      <style:text-properties style:font-name="arial1" fo:font-size="28pt" fo:font-weight="normal" style:font-size-asian="28pt" style:font-weight-asian="normal" style:font-size-complex="28pt" style:font-weight-complex="normal"/>
    </style:style>
    <style:style style:name="T37" style:family="text">
      <style:text-properties style:font-name="arial1" fo:font-size="40pt" fo:font-weight="normal" style:font-size-asian="40pt" style:font-weight-asian="normal" style:font-size-complex="40pt" style:font-weight-complex="normal"/>
    </style:style>
    <style:style style:name="T38" style:family="text">
      <style:text-properties fo:color="#800000" style:font-name="Courier 10 Pitch1"/>
    </style:style>
    <style:style style:name="T39" style:family="text">
      <style:text-properties fo:color="#800000" fo:font-style="italic" style:font-style-asian="italic" style:font-style-complex="italic"/>
    </style:style>
    <style:style style:name="T40" style:family="text">
      <style:text-properties fo:color="#ff0000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fo:color="#ff0000" style:font-name="Times New Roman" fo:font-size="24pt" fo:font-weight="bold" style:font-size-asian="24pt" style:font-weight-asian="bold" style:font-size-complex="24pt" style:font-weight-complex="bold"/>
    </style:style>
    <style:style style:name="T43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0000ff" style:text-outline="false" style:text-line-through-style="none" style:text-line-through-type="none" style:text-position="0% 100%" style:font-name="Courier New1" fo:font-size="26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1" style:font-size-asian="26pt" style:language-asian="zxx" style:country-asian="none" style:font-style-asian="normal" style:font-weight-asian="bold" style:font-name-complex="DejaVu Sans1" style:font-size-complex="2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000000" fo:font-size="16pt" fo:language="en" fo:country="US" style:font-name-asian="Arial Unicode MS" style:font-size-asian="16pt" style:font-name-complex="Arial Unicode MS" style:font-size-complex="16pt"/>
    </style:style>
    <style:style style:name="T47" style:family="text">
      <style:text-properties fo:color="#003399" fo:language="en" fo:country="US"/>
    </style:style>
    <style:style style:name="T48" style:family="text">
      <style:text-properties fo:color="#ff3300" fo:font-size="16pt" fo:language="en" fo:country="US" style:font-name-asian="Arial Unicode MS" style:font-size-asian="16pt" style:font-name-complex="Arial Unicode MS" style:font-size-complex="16pt"/>
    </style:style>
    <style:style style:name="T49" style:family="text">
      <style:text-properties style:font-name="Courier New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0" style:family="text">
      <style:text-properties fo:color="#0000ff" style:text-outline="false" style:text-line-through-style="none" style:text-line-through-type="none" style:text-position="0% 100%" style:font-name="Courier New1" fo:font-size="20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style:font-name="Arial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color="#008000" style:font-name="Courier 10 Pitch1" fo:font-size="24pt" style:font-size-asian="24pt" style:font-size-complex="24pt"/>
    </style:style>
    <style:style style:name="T53" style:family="text">
      <style:text-properties style:font-name="Courier 10 Pitch1" fo:font-size="24pt" style:font-size-asian="24pt" style:font-size-complex="24pt"/>
    </style:style>
    <style:style style:name="T54" style:family="text">
      <style:text-properties fo:color="#ff0000" style:font-name="Courier 10 Pitch1" fo:font-size="24pt" style:font-size-asian="24pt" style:font-size-complex="24pt"/>
    </style:style>
    <style:style style:name="T55" style:family="text">
      <style:text-properties fo:color="#0000cc" style:font-name="Courier New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ff0000" style:font-name="Courier New1" fo:font-size="20pt" fo:font-weight="bold" style:font-size-asian="20pt" style:font-weight-asian="bold" style:font-size-complex="20pt" style:font-weight-complex="bold"/>
    </style:style>
    <style:style style:name="T57" style:family="text">
      <style:text-properties fo:font-size="28pt" style:font-size-asian="48pt" style:font-size-complex="48pt"/>
    </style:style>
    <style:style style:name="T58" style:family="text">
      <style:text-properties fo:color="#000000" fo:font-size="28pt" style:font-size-asian="40pt" style:font-size-complex="40pt"/>
    </style:style>
    <style:style style:name="T59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">
        <style:list-level-properties text:min-label-width="1.234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min-label-width="1.234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69cm" text:min-label-width="1.116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63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6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7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8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2" fo:color="#003399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draw:page draw:name="page1" draw:style-name="dp1" draw:master-page-name="brown-blue-black-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 Tutorial</text:span></text:p>
            <text:p><text:span text:style-name="T1">Not for beginners</text:span></text:p>
            <text:p><text:span text:style-name="T1"/></text:p>
            <text:p><text:span text:style-name="T1"/></text:p>
            <text:p><text:span text:style-name="T1">(C) Abhijit A.M.</text:span></text:p>
            <text:p><text:span text:style-name="T1"><text:a xlink:href="mailto:abhijit13@gmail.com" xlink:type="simple">abhijit13@gmail.com</text:a></text:span><text:span text:style-name="T1"> </text:span></text:p>
            <text:p><text:span text:style-name="T1"/></text:p>
            <text:p><text:span text:style-name="T1"/></text:p>
            <text:p><text:span text:style-name="T1">Shared under Creative Commons Lice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 Standar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 xml:id="id1" text:id="id1">C99 / ANSI C</text:p>
                <text:list>
                  <text:list-item>
                    <text:p xml:id="id2" text:id="id2">Standard developed in the year 99</text:p>
                  </text:list-item>
                </text:list>
              </text:list-item>
              <text:list-item>
                <text:p xml:id="id3" text:id="id3">Best way to know it</text:p>
                <text:list>
                  <text:list-item>
                    <text:p xml:id="id4" text:id="id4">“The C Programming Language” by Dennis Ritchie and Kernighan</text:p>
                    <text:list>
                      <text:list-item>
                        <text:p xml:id="id5" text:id="id5">Available for &lt; Rs. 150</text:p>
                      </text:list-item>
                      <text:list-item>
                        <text:p xml:id="id6" text:id="id6">The Bible</text:p>
                      </text:list-item>
                    </text:list>
                  </text:list-item>
                  <text:list-item>
                    <text:p xml:id="id7" text:id="id7">The C FAQ <text:a xlink:href="http://c-faq.com/" xlink:type="simple">http://c-faq.com</text:a> </text:p>
                  </text:list-item>
                </text:list>
              </text:list-item>
              <text:list-item>
                <text:p xml:id="id8" text:id="id8">Best way to go away from it!</text:p>
                <text:list>
                  <text:list-item>
                    <text:p xml:id="id9" text:id="id9">“Let us C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 Standard Vs non-standard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 xml:id="id10" text:id="id10">The industry uses the standard! </text:p>
              </text:list-item>
              <text:list-item>
                <text:p xml:id="id11" text:id="id11">Any sane person would write code using the standard</text:p>
              </text:list-item>
              <text:list-item>
                <text:p xml:id="id12" text:id="id12">Turbo C</text:p>
                <text:list>
                  <text:list-item>
                    <text:p xml:id="id13" text:id="id13">Not standard</text:p>
                  </text:list-item>
                  <text:list-item>
                    <text:p xml:id="id14" text:id="id14">Difficult to un-learn things !</text:p>
                  </text:list-item>
                </text:list>
              </text:list-item>
              <text:list-item>
                <text:p xml:id="id15" text:id="id15">Many wrong concepts introduced by books not adhering to the ANSI C standa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urbo C Vs GC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No graphics.h , conio.h, dos.h </text:p>
              </text:list-item>
              <text:list-item>
                <text:p>No getch(), clrscr()</text:p>
              </text:list-item>
              <text:list-item>
                <text:p>ANSI C works with GCC !</text:p>
              </text:list-item>
              <text:list-item>
                <text:p xml:id="id16" text:id="id16">Turbo C is <text:s/>editor, compiler, debugger combined together</text:p>
                <text:list>
                  <text:list-item>
                    <text:p xml:id="id17" text:id="id17">GCC is only a compiler</text:p>
                  </text:list-item>
                  <text:list-item>
                    <text:p xml:id="id18" text:id="id18">The debugger gdb is a separate piece of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own-blue-black-re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 as a “High Level Language”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C was not designed to teach you programming</text:p>
              </text:list-item>
              <text:list-item>
                <text:p>C primarily designed for</text:p>
                <text:list>
                  <text:list-item>
                    <text:p>Efficiency</text:p>
                  </text:list-item>
                  <text:list-item>
                    <text:p>System programming</text:p>
                  </text:list-item>
                  <text:list-item>
                    <text:p>Application development</text:p>
                  </text:list-item>
                </text:list>
              </text:list-item>
              <text:list-item>
                <text:p>Many features of C are “too powerful to be handled easily”</text:p>
                <text:list>
                  <text:list-item>
                    <text:p>Pointer arithmetic</text:p>
                  </text:list-item>
                  <text:list-item>
                    <text:p>Automatic type conversions </text:p>
                  </text:list-item>
                  <text:list-item>
                    <text:p>Etc</text:p>
                  </text:list-item>
                </text:list>
              </text:list-item>
              <text:list-item>
                <text:p>Learn to use C with restrictions as a high level languag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8" draw:text-style-name="P5" draw:layer="layout" svg:width="25.199cm" svg:height="16.255cm" svg:x="1.4cm" svg:y="0.837cm" presentation:class="subtitle">
          <draw:text-box>
            <text:p text:style-name="P4"><text:span text:style-name="T2">Process of writing and running C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Edito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 program which helps in writing, saving, and editing TEXT files</text:p>
              </text:list-item>
              <text:list-item>
                <text:p>Typically with a graphical interface</text:p>
              </text:list-item>
              <text:list-item>
                <text:p>Examples</text:p>
                <text:list>
                  <text:list-item>
                    <text:p>Notepad on Windows</text:p>
                  </text:list-item>
                  <text:list-item>
                    <text:p>gedit, vi, vim, emacs, mutt, pine, .... <text:s text:c="2"/>on Linux</text:p>
                  </text:list-item>
                </text:list>
              </text:list-item>
              <text:list-item>
                <text:p>Linux Editors</text:p>
                <text:list>
                  <text:list-item>
                    <text:p>Non graphical: <text:s/>vi, emacs, mutt, pine</text:p>
                  </text:list-item>
                  <text:list-item>
                    <text:p>Graphical: <text:s/>gedit, emacs, gvim, 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 program which converts one language into another</text:p>
                <text:list>
                  <text:list-item>
                    <text:p>Takes the file in input language and gives a file in output language</text:p>
                  </text:list-item>
                  <text:list-item>
                    <text:p>E.g. C compiler : converts C into machine language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12.5cm" svg:height="4cm" svg:x="7cm" svg:y="14cm">
          <text:p text:style-name="P7"><text:span text:style-name="T3">CC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2cm" svg:y1="16.5cm" svg:x2="6.5cm" svg:y2="16.5cm">
          <text:p/>
        </draw:line>
        <draw:frame draw:style-name="gr4" draw:text-style-name="P9" draw:layer="layout" svg:width="6cm" svg:height="1.987cm" svg:x="0.5cm" svg:y="14.116cm">
          <draw:text-box>
            <text:p><text:span text:style-name="T4">test.c</text:span></text:p>
            <text:p><text:span text:style-name="T5">C language file</text:span></text:p>
          </draw:text-box>
        </draw:frame>
        <draw:frame draw:style-name="gr5" draw:text-style-name="P9" draw:layer="layout" svg:width="6cm" svg:height="2.855cm" svg:x="19.5cm" svg:y="14.013cm">
          <draw:text-box>
            <text:p><text:span text:style-name="T4">test</text:span></text:p>
            <text:p><text:span text:style-name="T5">Machine language file</text:span></text:p>
          </draw:text-box>
        </draw:frame>
        <draw:line draw:style-name="gr3" draw:text-style-name="P7" draw:layer="layout" svg:x1="19.5cm" svg:y1="17cm" svg:x2="25cm" svg:y2="17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9" draw:layer="layout" svg:width="10.099cm" svg:height="3.506cm" svg:x="17cm" svg:y="-0.503cm" presentation:class="title" presentation:user-transformed="true">
          <draw:text-box>
            <text:p>3 Steps</text:p>
          </draw:text-box>
        </draw:frame>
        <draw:frame presentation:style-name="pr4" draw:layer="layout" svg:width="12.6cm" svg:height="20cm" svg:x="0cm" svg:y="1cm" presentation:class="outline" presentation:user-transformed="true">
          <draw:text-box>
            <text:list text:style-name="L3">
              <text:list-item>
                <text:p xml:id="id19" text:id="id19"><text:span text:style-name="T6">Write the program</text:span></text:p>
                <text:list>
                  <text:list-item>
                    <text:p xml:id="id20" text:id="id20"><text:span text:style-name="T7">Use an editor like gedit or vi</text:span></text:p>
                  </text:list-item>
                  <text:list-item>
                    <text:p xml:id="id21" text:id="id21"><text:span text:style-name="T7">Save the program in a file</text:span></text:p>
                  </text:list-item>
                </text:list>
              </text:list-item>
              <text:list-item>
                <text:p xml:id="id24" text:id="id24"><text:span text:style-name="T6">Compile the program</text:span></text:p>
                <text:list>
                  <text:list-item>
                    <text:p xml:id="id25" text:id="id25"><text:span text:style-name="T7">Use a compiler like “cc” </text:span></text:p>
                  </text:list-item>
                  <text:list-item>
                    <text:p xml:id="id26" text:id="id26"><text:span text:style-name="T7">Remove the errors in compilation</text:span></text:p>
                  </text:list-item>
                  <text:list-item>
                    <text:p xml:id="id27" text:id="id27"><text:span text:style-name="T7">Compiler creates another file – the “machine code” or “executable” file</text:span></text:p>
                  </text:list-item>
                </text:list>
              </text:list-item>
              <text:list-item>
                <text:p xml:id="id30" text:id="id30"><text:span text:style-name="T6">Run the program</text:span></text:p>
                <text:list>
                  <text:list-item>
                    <text:p xml:id="id31" text:id="id31"><text:span text:style-name="T7">Ask the Operating system to run the “executable” file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3.796cm" svg:height="16.5cm" svg:x="13.5cm" svg:y="2cm" presentation:class="outline" presentation:user-transformed="true">
          <draw:text-box>
            <text:p><text:span text:style-name="T8"/></text:p>
            <text:p xml:id="id22" text:id="id22"><text:span text:style-name="T8">gedit test.c &amp;</text:span></text:p>
            <text:p xml:id="id23" text:id="id23"><text:span text:style-name="T9">Opens the file test.c</text:span></text:p>
            <text:p><text:span text:style-name="T8"/></text:p>
            <text:p><text:span text:style-name="T8"/></text:p>
            <text:p><text:span text:style-name="T8"/></text:p>
            <text:p xml:id="id28" text:id="id28"><text:span text:style-name="T8">cc test.c -Wall -o test</text:span></text:p>
            <text:p xml:id="id29" text:id="id29"><text:span text:style-name="T9">Note: space between every word. Generates 'test' executable file from 'test.c'</text:span></text:p>
            <text:p><text:span text:style-name="T8"/></text:p>
            <text:p xml:id="id32" text:id="id32"><text:span text:style-name="T8">./test</text:span></text:p>
            <text:p xml:id="id33" text:id="id33"><text:span text:style-name="T9">Run the program in file 'test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ndling Compilation Errors</text:p>
          </draw:text-box>
        </draw:frame>
        <draw:frame presentation:style-name="pr10" draw:layer="layout" svg:width="25.6cm" svg:height="15.586cm" svg:x="1.4cm" svg:y="4.914cm" presentation:class="outline" presentation:user-transformed="true">
          <draw:text-box>
            <text:list text:style-name="L5">
              <text:list-item>
                <text:p xml:id="id34" text:id="id34">Look at the FIRST error</text:p>
              </text:list-item>
              <text:list-item>
                <text:p xml:id="id35" text:id="id35">Locate the line and column no (location)</text:p>
              </text:list-item>
              <text:list-item>
                <text:p xml:id="id36" text:id="id36">Read the error description and compare with the location</text:p>
                <text:list>
                  <text:list-header>
                    <text:p xml:id="id37" text:id="id37">The error only tells you from where the compiler started getting confused</text:p>
                    <text:p xml:id="id38" text:id="id38">Error may tell you the exact problem or give you an indication</text:p>
                  </text:list-header>
                </text:list>
              </text:list-item>
              <text:list-item>
                <text:p xml:id="id39" text:id="id39">Solve the error and COMPILE AGAIN</text:p>
              </text:list-item>
              <text:list-item>
                <text:p xml:id="id40" text:id="id40">Go to 1</text:p>
                <text:list>
                  <text:list-header>
                    <text:p xml:id="id41" text:id="id41">Often one error results in many errors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1" draw:text-style-name="P11" draw:layer="layout" svg:width="25.199cm" svg:height="16.255cm" svg:x="1.4cm" svg:y="0.837cm" presentation:class="subtitle">
          <draw:text-box>
            <text:p><text:span text:style-name="T10">Handling </text:span></text:p>
            <text:p><text:span text:style-name="T10">Data Types in C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Types in C</text:p>
          </draw:text-box>
        </draw:frame>
        <draw:frame presentation:style-name="pr12" draw:text-style-name="P12" xml:id="id42" draw:id="id42" draw:layer="layout" svg:width="12.297cm" svg:height="6.611cm" svg:x="1.4cm" svg:y="4.914cm" presentation:class="outline" presentation:user-transformed="true">
          <draw:text-box>
            <text:p>int, float, double,</text:p>
            <text:p>char, pointer</text:p>
            <text:p><text:span text:style-name="T10">Data Types</text:span></text:p>
            <text:p/>
            <text:p/>
          </draw:text-box>
        </draw:frame>
        <draw:frame presentation:style-name="pr13" draw:text-style-name="P13" xml:id="id43" draw:id="id43" draw:layer="layout" svg:width="12.297cm" svg:height="6.611cm" svg:x="14.313cm" svg:y="4.914cm" presentation:class="outline" presentation:user-transformed="true">
          <draw:text-box>
            <text:p>signed</text:p>
            <text:p>unsigned</text:p>
            <text:p><text:span text:style-name="T10">Qualifiers</text:span></text:p>
            <text:p><text:span text:style-name="T11">short, long, long long</text:span></text:p>
          </draw:text-box>
        </draw:frame>
        <draw:frame presentation:style-name="pr14" draw:text-style-name="P14" xml:id="id45" draw:id="id45" draw:layer="layout" svg:width="12.297cm" svg:height="6.611cm" svg:x="14.313cm" svg:y="12.154cm" presentation:class="outline" presentation:user-transformed="true">
          <draw:text-box>
            <text:p>volatile</text:p>
            <text:p>static </text:p>
            <text:p>Extern</text:p>
            <text:p>register</text:p>
            <text:p><text:span text:style-name="T10">Storage qualifiers</text:span></text:p>
          </draw:text-box>
        </draw:frame>
        <draw:frame presentation:style-name="pr15" draw:text-style-name="P15" xml:id="id44" draw:id="id44" draw:layer="layout" svg:width="12.297cm" svg:height="6.611cm" svg:x="1.4cm" svg:y="12.154cm" presentation:class="outline" presentation:user-transformed="true">
          <draw:text-box>
            <text:p>structure</text:p>
            <text:p>union</text:p>
            <text:p>array</text:p>
            <text:p><text:span text:style-name="T10">Aggreg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6" draw:layer="layout" svg:width="12.297cm" svg:height="10.045cm" svg:x="1.503cm" svg:y="9.6cm" presentation:class="outline" presentation:user-transformed="true">
          <draw:text-box>
            <text:list text:style-name="L3">
              <text:list-header>
                <text:p xml:id="id46" text:id="id46"><text:span text:style-name="T10">Size</text:span></text:p>
              </text:list-header>
              <text:list-item>
                <text:p xml:id="id47" text:id="id47">int: 4 bytes</text:p>
              </text:list-item>
              <text:list-item>
                <text:p xml:id="id48" text:id="id48">char: 1 bytes</text:p>
              </text:list-item>
              <text:list-item>
                <text:p xml:id="id49" text:id="id49">Storage “capacity” </text:p>
              </text:list-item>
              <text:list-item>
                <text:p xml:id="id50" text:id="id50">Amount of data that can be stored</text:p>
              </text:list-item>
            </text:list>
          </draw:text-box>
        </draw:frame>
        <draw:frame presentation:style-name="pr16" draw:layer="layout" svg:width="12.297cm" svg:height="13.86cm" svg:x="14.313cm" svg:y="4.914cm" presentation:class="outline" presentation:user-transformed="true">
          <draw:text-box>
            <text:list text:style-name="L3">
              <text:list-header>
                <text:p xml:id="id51" text:id="id51"><text:span text:style-name="T10">Defined set of operations</text:span></text:p>
              </text:list-header>
              <text:list-item>
                <text:p xml:id="id52" text:id="id52">You can do the following between <text:span text:style-name="T12">ints</text:span> : </text:p>
                <text:p xml:id="id53" text:id="id53"><text:span text:style-name="T13">+ <text:s/>- <text:s text:c="2"/>* <text:s/>/ <text:s/>% <text:s text:c="2"/>&lt;&lt; <text:s text:c="2"/>&gt;&gt; <text:s/>= <text:s/>== &lt;= <text:s text:c="3"/>etc </text:span></text:p>
              </text:list-item>
              <text:list-item>
                <text:p xml:id="id54" text:id="id54">You can do the following with array elements: <text:s/></text:p>
                <text:p xml:id="id55" text:id="id55"><text:span text:style-name="T13">[ ] <text:s text:c="2"/>= </text:span><text:s/></text:p>
              </text:list-item>
              <text:list-item>
                <text:p xml:id="id56" text:id="id56"><text:span text:style-name="T10">You can't</text:span> do the following with two arrays</text:p>
                <text:p xml:id="id57" text:id="id57"><text:span text:style-name="T13">a + b </text:span></text:p>
              </text:list-item>
            </text:list>
          </draw:text-box>
        </draw:frame>
        <draw:custom-shape draw:style-name="gr6" draw:text-style-name="P16" draw:layer="layout" svg:width="12.913cm" svg:height="5cm" svg:x="0.8cm" svg:y="1.8cm">
          <text:p text:style-name="P7"><text:span text:style-name="T14">Data Type: Memory Storage + Defined Operations 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1" draw:text-style-name="P3" draw:layer="layout" svg:width="25.199cm" svg:height="16.255cm" svg:x="1.4cm" svg:y="0.837cm" presentation:class="subtitle">
          <draw:text-box>
            <text:p>Knowing a data type means</text:p>
            <text:p/>
            <text:p>Knowing precisely the size, and all defined operations on it.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ata Types in C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There is no</text:p>
                <text:list>
                  <text:list-item>
                    <text:p>String</text:p>
                  </text:list-item>
                  <text:list-item>
                    <text:p>Boolean</text:p>
                  </text:list-item>
                  <text:list-item>
                    <text:p>Can you write <text:s/></text:p>
                    <text:list>
                      <text:list-item>
                        <text:p>String a, b; <text:s/>a = “hi”; b = “bye”; a = a + b? </text:p>
                      </text:list-item>
                    </text:list>
                  </text:list-item>
                </text:list>
              </text:list-item>
              <text:list-item>
                <text:p>Read the KnR's book to find out exact data types and supported operation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emantics in a language</text:p>
          </draw:text-box>
        </draw:frame>
        <draw:frame presentation:style-name="pr17" draw:layer="layout" svg:width="25.8cm" svg:height="14.686cm" svg:x="1.4cm" svg:y="4.914cm" presentation:class="outline" presentation:user-transformed="true">
          <draw:text-box>
            <text:list text:style-name="L3">
              <text:list-item>
                <text:p>Semantics = meaning</text:p>
                <text:list>
                  <text:list-item>
                    <text:p>What does <text:s/>a + b <text:s text:c="2"/>mean? </text:p>
                  </text:list-item>
                  <text:list-item>
                    <text:p xml:id="id58" text:id="id58">Addition of a and b? <text:span text:style-name="T13">--&gt; howz that? </text:span></text:p>
                  </text:list-item>
                  <text:list-item>
                    <text:p xml:id="id59" text:id="id59">The meaning is “defined”, it was taught to you in school </text:p>
                  </text:list-item>
                  <text:list-item>
                    <text:p xml:id="id60" text:id="id60">Programming languages define the meaning of every “syntax”, you should know all semantics (meanings)</text:p>
                  </text:list-item>
                </text:list>
              </text:list-item>
              <text:list-item>
                <text:p xml:id="id61" text:id="id61">In a language meaning of a syntax may be</text:p>
                <text:list>
                  <text:list-item>
                    <text:p xml:id="id62" text:id="id62">Defined by the “language” (universal meaning) </text:p>
                    <text:list>
                      <text:list-item>
                        <text:p xml:id="id63" text:id="id63">e.g. i = 10 ; <text:s/>means store 10 in i</text:p>
                      </text:list-item>
                    </text:list>
                  </text:list-item>
                  <text:list-item>
                    <text:p>Defined by the “implementation” (i.e. the compiler)</text:p>
                    <text:list>
                      <text:list-item>
                        <text:p>e.g. sizeof(int) in C </text:p>
                      </text:list-item>
                    </text:list>
                  </text:list-item>
                  <text:list-item>
                    <text:p>Undefined</text:p>
                    <text:list>
                      <text:list-item>
                        <text:p>Not defined at all, anything is possible. Don't write this code. </text:p>
                      </text:list-item>
                      <text:list-item>
                        <text:p>e.g <text:s/>i = i++ + i--;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zes of Data Types in C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nguage does not define it</text:p>
              </text:list-item>
              <text:list-item>
                <text:p>Leaves it to the compilers to determine</text:p>
              </text:list-item>
              <text:list-item>
                <text:p>Ancient compilers like Turbo C have fixed sizeof(int) to be 2 bytes</text:p>
              </text:list-item>
              <text:list-item>
                <text:p>Modern compilers decide the sizes of data types depending on the processors </text:p>
                <text:list>
                  <text:list-item>
                    <text:p>Typically on a 32 bit processor, sizeof(int) = 4, sizeof(short) = 2, sizeof(long) = 8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zes of Data Types in C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ules</text:p>
                <text:list>
                  <text:list-item>
                    <text:p>char: 1 byte</text:p>
                  </text:list-item>
                  <text:list-item>
                    <text:p>sizeof(long) &gt;=sizeof(int) &gt;=sizeof(short)</text:p>
                  </text:list-item>
                  <text:list-item>
                    <text:p>short is at least 2 bytes</text:p>
                  </text:list-item>
                  <text:list-item>
                    <text:p>long is at least 4 bytes</text:p>
                  </text:list-item>
                  <text:list-item>
                    <text:p>sizeof(double) &gt;=sizeof(float) </text:p>
                  </text:list-item>
                </text:list>
              </text:list-item>
              <text:list-item>
                <text:p xml:id="id64" text:id="id64"><text:span text:style-name="T15">Find out the sizes of various data types on your computer</text:span></text:p>
                <text:list>
                  <text:list-item>
                    <text:p xml:id="id65" text:id="id65"><text:span text:style-name="T15">How? </text:span></text:p>
                    <text:list>
                      <text:list-item>
                        <text:p xml:id="id66" text:id="id66"><text:span text:style-name="T15">Use sizeof(int) type operators and print sizes</text:span></text:p>
                      </text:list-item>
                    </text:list>
                  </text:list-item>
                  <text:list-item>
                    <text:p xml:id="id67" text:id="id67"><text:span text:style-name="T15">Do it on at least two different processors</text:span></text:p>
                  </text:list-item>
                  <text:list-item>
                    <text:p xml:id="id68" text:id="id68"><text:span text:style-name="T15">Use GCC and any other compiler and try again!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mplications of data type sizes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C is not portable</text:p>
                <text:list>
                  <text:list-item>
                    <text:p>sizeof(int) is 4 bytes on some platforms and 8 on some</text:p>
                  </text:list-item>
                  <text:list-item>
                    <text:p>Programs written assuming a certain size won't work the same way! </text:p>
                  </text:list-item>
                </text:list>
              </text:list-item>
              <text:list-item>
                <text:p>How to solve this problem?</text:p>
                <text:list>
                  <text:list-item>
                    <text:p>There are well known engineering solutions </text:p>
                  </text:list-item>
                  <text:list-item>
                    <text:p>Find one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ype Conversions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idening conversions</text:p>
                <text:list>
                  <text:list-item>
                    <text:p>Storing a smaller range variable into a bigger range variable </text:p>
                  </text:list-item>
                </text:list>
              </text:list-item>
            </text:list>
            <text:p><text:span text:style-name="T16">int i; long j; char c; double d; </text:span></text:p>
            <text:p><text:span text:style-name="T16">j = i ; <text:s/>d = c ; j = c; <text:s/>d = i; </text:span></text:p>
            <text:list text:continue-numbering="true" text:style-name="L3">
              <text:list-item>
                <text:p>Narrowing conversions</text:p>
              </text:list-item>
            </text:list>
            <text:p><text:span text:style-name="T17">int i; long j; char c; double d;</text:span></text:p>
            <text:p><text:span text:style-name="T17">i = j ; <text:s/>c = i; <text:s/>j = d; i = d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ype casting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Automatic type conversions often result into compiler <text:span text:style-name="T18">warnings</text:span></text:p>
                <text:list>
                  <text:list-item>
                    <text:p><text:span text:style-name="T18">Warnings allow code to be compiled, but warn the programmer</text:span></text:p>
                  </text:list-item>
                </text:list>
              </text:list-item>
              <text:list-item>
                <text:p><text:span text:style-name="T19">If the programmer is sure about the conversion, then she should normally use a “type cast”</text:span></text:p>
                <text:list>
                  <text:list-header>
                    <text:p><text:span text:style-name="T20">int a; float b; b = 5.2; <text:s/>a = (int) b; </text:span></text:p>
                  </text:list-header>
                  <text:list-item>
                    <text:p><text:span text:style-name="T19">This suppresses the compiler warn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ype Conversions: Guidelines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Normally we don't need any type conversions in <text:s/>most of the applications we write ?</text:p>
                <text:list>
                  <text:list-item>
                    <text:p>When do you think it is needed? Can you cite one real life scenario where you need to convert an intger into a real number?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ef</text:p>
          </draw:text-box>
        </draw:frame>
        <draw:frame presentation:style-name="pr17" draw:layer="layout" svg:width="25.6cm" svg:height="15.286cm" svg:x="1.4cm" svg:y="4.914cm" presentation:class="outline" presentation:user-transformed="true">
          <draw:text-box>
            <text:list text:style-name="L3">
              <text:list-item>
                <text:p>Typedef helps in creating a new name (alias) for an existing type name</text:p>
              </text:list-item>
              <text:list-item>
                <text:p>For example</text:p>
                <text:p><text:span text:style-name="T21">typedef int <text:s/>newtype;</text:span></text:p>
                <text:p><text:span text:style-name="T21">newtype a, b, c; </text:span></text:p>
                <text:p><text:span text:style-name="T22">/* Here a, b, c are int */</text:span></text:p>
                <text:p><text:span text:style-name="T21">typedef unsigned long long ull; </text:span></text:p>
                <text:p><text:span text:style-name="T21">ull <text:s/>al, bl, cl;</text:span></text:p>
                <text:p><text:span text:style-name="T22">/* Here al, bl, cl are unsigned long long * /</text:span></text:p>
                <text:p><text:span text:style-name="T21">typedef ull <text:s/>bignumber;</text:span></text:p>
                <text:p><text:span text:style-name="T21">bignumber bl;</text:span></text:p>
                <text:p><text:span text:style-name="T22">/* bl is ull, that is, unsigned long long */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ef</text:p>
          </draw:text-box>
        </draw:frame>
        <draw:frame presentation:style-name="pr17" draw:layer="layout" svg:width="12.297cm" svg:height="12.179cm" svg:x="1.4cm" svg:y="4.914cm" presentation:class="outline" presentation:user-transformed="true">
          <draw:text-box>
            <text:p>typedef can be done in various ways <text:s/>for structures </text:p>
            <text:p>for example</text:p>
            <text:p><text:span text:style-name="T21">struct test { </text:span></text:p>
            <text:p><text:span text:style-name="T21"><text:s text:c="12"/></text:span><text:span text:style-name="T21">int a, b; </text:span></text:p>
            <text:p><text:span text:style-name="T21"><text:s text:c="12"/></text:span><text:span text:style-name="T21">double g;</text:span></text:p>
            <text:p><text:span text:style-name="T21">}; </text:span></text:p>
            <text:p><text:span text:style-name="T21">typedef struct test abc; </text:span></text:p>
            <text:p><text:span text:style-name="T21">abc <text:s/>p, q;</text:span></text:p>
            <text:p><text:span text:style-name="T22">/* here p, q <text:s/>are of type struct test */</text:span></text:p>
            <text:p><text:span text:style-name="T21"/></text:p>
          </draw:text-box>
        </draw:frame>
        <draw:frame presentation:style-name="pr17" draw:layer="layout" svg:width="12.297cm" svg:height="12.179cm" svg:x="14.313cm" svg:y="4.914cm" presentation:class="outline" presentation:user-transformed="true">
          <draw:text-box>
            <text:p><text:span text:style-name="T21">typedef struct test test; /*allowed*/ </text:span></text:p>
            <text:p><text:span text:style-name="T21">test x, y;</text:span></text:p>
            <text:p><text:span text:style-name="T22">/* here x, y are of type struct test */ </text:span></text:p>
            <text:p><text:span text:style-name="T21">typedef struct trial { </text:span></text:p>
            <text:p><text:span text:style-name="T21"><text:s text:c="9"/></text:span><text:span text:style-name="T21">int m; </text:span></text:p>
            <text:p><text:span text:style-name="T21"><text:s text:c="9"/></text:span><text:span text:style-name="T21">char c;</text:span></text:p>
            <text:p><text:span text:style-name="T21">}trial; <text:s/></text:span><text:span text:style-name="T22">/* this combines declaration with typedef * / </text:span></text:p>
            <text:p><text:span text:style-name="T21">trial <text:s/>w, z; </text:span></text:p>
            <text:p><text:span text:style-name="T22">/* here w, z are type struct trial <text:s/>*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1" draw:text-style-name="P11" draw:layer="layout" svg:width="25.199cm" svg:height="16.255cm" svg:x="1.4cm" svg:y="0.837cm" presentation:class="subtitle">
          <draw:text-box>
            <text:p><text:span text:style-name="T10">The compilation process</text:span></text:p>
            <text:p><text:span text:style-name="T10">In more detai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Compilation Process</text:p>
          </draw:text-box>
        </draw:frame>
        <draw:custom-shape draw:style-name="gr7" draw:text-style-name="P17" draw:layer="layout" svg:width="8cm" svg:height="3.8cm" svg:x="9.4cm" svg:y="8.4cm">
          <text:p text:style-name="P7"><text:span text:style-name="T23">cc</text:span></text:p>
          <draw:enhanced-geometry svg:viewBox="0 0 21600 21600" draw:type="rectangle" draw:enhanced-path="M 0 0 L 21600 0 21600 21600 0 21600 0 0 Z N"/>
        </draw:custom-shape>
        <draw:line draw:style-name="gr8" draw:text-style-name="P18" draw:layer="layout" svg:x1="5.2cm" svg:y1="10.6cm" svg:x2="9.4cm" svg:y2="10.6cm">
          <text:p/>
        </draw:line>
        <draw:line draw:style-name="gr8" draw:text-style-name="P18" draw:layer="layout" svg:x1="17.4cm" svg:y1="10.6cm" svg:x2="21.6cm" svg:y2="10.6cm">
          <text:p/>
        </draw:line>
        <draw:frame draw:style-name="gr9" draw:text-style-name="P19" draw:layer="layout" svg:width="1.653cm" svg:height="0.962cm" svg:x="6.4cm" svg:y="9.2cm">
          <draw:text-box>
            <text:p>try.c</text:p>
          </draw:text-box>
        </draw:frame>
        <draw:frame draw:style-name="gr10" draw:text-style-name="P19" draw:layer="layout" svg:width="1.209cm" svg:height="0.962cm" svg:x="19cm" svg:y="9.2cm">
          <draw:text-box>
            <text:p>try</text:p>
          </draw:text-box>
        </draw:frame>
        <draw:frame draw:style-name="gr11" draw:text-style-name="P20" draw:layer="layout" svg:width="16cm" svg:height="1.826cm" svg:x="7.8cm" svg:y="12.974cm">
          <draw:text-box>
            <text:p><text:span text:style-name="T23">&gt; cc <text:s/>try.c -o try</text:span></text:p>
          </draw:text-box>
        </draw:frame>
        <draw:frame draw:style-name="gr12" draw:text-style-name="P21" draw:layer="layout" svg:width="23.8cm" svg:height="5.756cm" svg:x="2.4cm" svg:y="15cm">
          <draw:text-box>
            <text:p text:style-name="P7"><text:span text:style-name="T7">The Compiler 'cc' <text:s/>reads the file “Try.c”, checks for syntax errors, checks for missing declarations, gramatical errors <text:s/>and on finding no errors, converts the “C code into “machine code”. The machine code is stored in the file “try” <text:s/>(as the command said </text:span><text:span text:style-name="T24">-o tr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office:forms form:automatic-focus="false" form:apply-design-mode="false"/>
        <draw:custom-shape draw:style-name="gr13" draw:text-style-name="P22" draw:layer="layout" svg:width="22.4cm" svg:height="14cm" svg:x="2.8cm" svg:y="3.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3.506cm" svg:x="1.4cm" svg:y="0.837cm" presentation:class="title">
          <draw:text-box>
            <text:p><text:span text:style-name="T10">Compilation Process</text:span></text:p>
          </draw:text-box>
        </draw:frame>
        <draw:custom-shape draw:style-name="gr14" draw:text-style-name="P7" draw:layer="layout" svg:width="4.6cm" svg:height="3cm" svg:x="3.7cm" svg:y="5.4cm">
          <text:p text:style-name="P7">preprocessor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6cm" svg:height="5.2cm" svg:x="3.7cm" svg:y="8.4cm">
          <text:p text:style-name="P7">Handles all # directives in the input C code 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6cm" svg:height="3cm" svg:x="11.6cm" svg:y="5.4cm">
          <text:p text:style-name="P7">compiler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4.6cm" svg:height="8.2cm" svg:x="11.6cm" svg:y="8.4cm">
          <text:p text:style-name="P7">Checks syntax errors, grammatical errors, missing declarations,e tc. And converts the input code to machine code 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6cm" svg:height="3cm" svg:x="19.2cm" svg:y="5.4cm">
          <text:p text:style-name="P7">linking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6cm" svg:height="5.2cm" svg:x="19.2cm" svg:y="8.4cm">
          <text:p text:style-name="P7">Combines machine code of input file(S) and library files </text:p>
          <draw:enhanced-geometry svg:viewBox="0 0 21600 21600" draw:type="rectangle" draw:enhanced-path="M 0 0 L 21600 0 21600 21600 0 21600 0 0 Z N"/>
        </draw:custom-shape>
        <draw:line draw:style-name="gr8" draw:text-style-name="P18" draw:layer="layout" svg:x1="1.4cm" svg:y1="9.8cm" svg:x2="3.7cm" svg:y2="9.8cm">
          <text:p/>
        </draw:line>
        <draw:line draw:style-name="gr8" draw:text-style-name="P18" draw:layer="layout" svg:x1="8.45cm" svg:y1="9.951cm" svg:x2="11.6cm" svg:y2="10cm">
          <text:p/>
        </draw:line>
        <draw:line draw:style-name="gr8" draw:text-style-name="P18" draw:layer="layout" svg:x1="16.375cm" svg:y1="9.92cm" svg:x2="19.2cm" svg:y2="9.92cm">
          <text:p/>
        </draw:line>
        <draw:line draw:style-name="gr8" draw:text-style-name="P18" draw:layer="layout" svg:x1="23.8cm" svg:y1="9.6cm" svg:x2="26.95cm" svg:y2="9.649cm">
          <text:p/>
        </draw:line>
        <draw:frame draw:style-name="gr17" draw:text-style-name="P25" draw:layer="layout" svg:width="2.4cm" svg:height="2.139cm" svg:x="0.4cm" svg:y="8.2cm">
          <draw:text-box>
            <text:p><text:span text:style-name="T25">try.c</text:span></text:p>
          </draw:text-box>
        </draw:frame>
        <draw:frame draw:style-name="gr18" draw:text-style-name="P25" draw:layer="layout" svg:width="3cm" svg:height="2.4cm" svg:x="8.6cm" svg:y="7.6cm">
          <draw:text-box>
            <text:p><text:span text:style-name="T25">C <text:s/>Code </text:span></text:p>
          </draw:text-box>
        </draw:frame>
        <draw:frame draw:style-name="gr19" draw:text-style-name="P25" draw:layer="layout" svg:width="3cm" svg:height="3.083cm" svg:x="16.3cm" svg:y="6.4cm">
          <draw:text-box>
            <text:p><text:span text:style-name="T25">m/c Code </text:span></text:p>
            <text:p><text:span text:style-name="T26">try.o</text:span></text:p>
          </draw:text-box>
        </draw:frame>
        <draw:frame draw:style-name="gr20" draw:text-style-name="P25" draw:layer="layout" svg:width="3cm" svg:height="4.971cm" svg:x="24.4cm" svg:y="4.6cm">
          <draw:text-box>
            <text:p><text:span text:style-name="T25">Exec-</text:span></text:p>
            <text:p><text:span text:style-name="T25">utable</text:span></text:p>
            <text:p><text:span text:style-name="T25">m/c Code </text:span></text:p>
            <text:p><text:span text:style-name="T27">try</text:span></text:p>
          </draw:text-box>
        </draw:frame>
        <draw:frame draw:style-name="gr21" draw:text-style-name="P26" draw:layer="layout" svg:width="8.2cm" svg:height="1.352cm" svg:x="9.8cm" svg:y="17.8cm">
          <draw:text-box>
            <text:p text:style-name="P7"><text:span text:style-name="T28">gc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Using gcc to understand the process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Run only the preprocessor</text:p>
                <text:list>
                  <text:list-item>
                    <text:p>cc -E test.c</text:p>
                  </text:list-item>
                  <text:list-item>
                    <text:p><text:span text:style-name="T13">Shows the output on the screen</text:span></text:p>
                  </text:list-item>
                </text:list>
              </text:list-item>
              <text:list-item>
                <text:p>Run only till compilation (no linking)</text:p>
                <text:list>
                  <text:list-item>
                    <text:p>cc -c test.c </text:p>
                  </text:list-item>
                  <text:list-item>
                    <text:p><text:span text:style-name="T13">Generates the “test.o” file </text:span></text:p>
                  </text:list-item>
                </text:list>
              </text:list-item>
              <text:list-item>
                <text:p>Combine multiple .o files (only linking part)</text:p>
                <text:list>
                  <text:list-header>
                    <text:p>cc test.o main.o try.o -o somethi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1" draw:text-style-name="P11" draw:layer="layout" svg:width="25.199cm" svg:height="16.255cm" svg:x="1.4cm" svg:y="0.837cm" presentation:class="subtitle">
          <draw:text-box>
            <text:p><text:span text:style-name="T10">The C Preprocess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#define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The preprocssor textually expands every macro defined into it's expansion </text:p>
              </text:list-item>
              <text:list-item>
                <text:p>#define MAX 30 </text:p>
                <text:list>
                  <text:list-item>
                    <text:p>MAX is called as the <text:span text:style-name="T18">macro and </text:span><text:span text:style-name="T19">30 is it's expansion </text:span></text:p>
                  </text:list-item>
                  <text:list-item>
                    <text:p><text:span text:style-name="T19">Preprocessor will replace every “MAX” with “30” </text:span></text:p>
                  </text:list-item>
                </text:list>
              </text:list-item>
              <text:list-item>
                <text:p><text:span text:style-name="T19">#define ADD(a,b) <text:s/>a + b</text:span></text:p>
                <text:list>
                  <text:list-item>
                    <text:p><text:span text:style-name="T19">Macros can take arguments </text:span></text:p>
                  </text:list-item>
                  <text:list-item>
                    <text:p><text:span text:style-name="T19">Preprocessor expands arguments by replacing valu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define</text:p>
          </draw:text-box>
        </draw:frame>
        <draw:frame presentation:style-name="pr1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>program.c </text:p>
                  </text:list-header>
                </text:list>
                <text:p>#define MAX <text:s/>30 </text:p>
                <text:p>int main() {</text:p>
                <text:p><text:s text:c="5"/>int i = MAX + 20;</text:p>
                <text:p><text:s text:c="5"/>printf(“%d\n”, i); </text:p>
                <text:p>}</text:p>
              </text:list-item>
            </text:list>
          </draw:text-box>
        </draw:frame>
        <draw:frame presentation:style-name="pr17" draw:layer="layout" svg:width="12.297cm" svg:height="12.179cm" svg:x="14.313cm" svg:y="4.914cm" presentation:class="outline">
          <draw:text-box>
            <text:list text:style-name="L3">
              <text:list-header>
                <text:p>Try </text:p>
                <text:list>
                  <text:list-header>
                    <text:p>cc -E <text:s/>program.c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define</text:p>
          </draw:text-box>
        </draw:frame>
        <draw:frame presentation:style-name="pr1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>program.c </text:p>
                  </text:list-header>
                </text:list>
                <text:p><text:span text:style-name="T7">#define ADD(a, b) <text:s/>a + b </text:span></text:p>
                <text:p><text:span text:style-name="T7">int main() {</text:span></text:p>
                <text:p><text:span text:style-name="T7"><text:s text:c="5"/></text:span><text:span text:style-name="T7">int i = ADD(2,3) + 20;</text:span></text:p>
                <text:p><text:span text:style-name="T7"><text:s text:c="5"/></text:span><text:span text:style-name="T7">printf(“%d\n”, i); </text:span></text:p>
                <text:p><text:span text:style-name="T7"><text:s text:c="5"/></text:span><text:span text:style-name="T7">return 0; </text:span></text:p>
                <text:p><text:span text:style-name="T7">}</text:span></text:p>
              </text:list-item>
            </text:list>
          </draw:text-box>
        </draw:frame>
        <draw:frame presentation:style-name="pr17" draw:layer="layout" svg:width="12.297cm" svg:height="12.179cm" svg:x="14.313cm" svg:y="4.914cm" presentation:class="outline">
          <draw:text-box>
            <text:list text:style-name="L3">
              <text:list-header>
                <text:p>Try </text:p>
                <text:list>
                  <text:list-header>
                    <text:p>cc -E <text:s/>program.c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define</text:p>
          </draw:text-box>
        </draw:frame>
        <draw:frame presentation:style-name="pr1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>program.c </text:p>
                  </text:list-header>
                </text:list>
                <text:p><text:span text:style-name="T7">#define ADD(a, b) <text:s/>a + b </text:span></text:p>
                <text:p><text:span text:style-name="T7">int main() {</text:span></text:p>
                <text:p><text:span text:style-name="T7"><text:s text:c="5"/></text:span><text:span text:style-name="T7">int i = ADD(2,3) * </text:span></text:p>
                <text:p><text:span text:style-name="T7"><text:s text:c="14"/></text:span><text:span text:style-name="T7">ADD (4, 5) + 20;</text:span></text:p>
                <text:p><text:span text:style-name="T7"><text:s text:c="5"/></text:span><text:span text:style-name="T7">printf(“%d\n”, i); </text:span></text:p>
                <text:p><text:span text:style-name="T7"><text:s text:c="5"/></text:span><text:span text:style-name="T7">return 0; </text:span></text:p>
                <text:p><text:span text:style-name="T7">}</text:span></text:p>
              </text:list-item>
            </text:list>
          </draw:text-box>
        </draw:frame>
        <draw:frame presentation:style-name="pr17" draw:layer="layout" svg:width="12.297cm" svg:height="12.179cm" svg:x="14.313cm" svg:y="4.914cm" presentation:class="outline">
          <draw:text-box>
            <text:list text:style-name="L3">
              <text:list-header>
                <text:p>Try </text:p>
                <text:list>
                  <text:list-header>
                    <text:p>cc -E <text:s/>program.c </text:p>
                  </text:list-header>
                </text:list>
                <text:p>What is the problem that you observe? </text:p>
                <text:p/>
                <text:p>Macro expansion can be deceiving to your eyes! </text:p>
                <text:list>
                  <text:list-header>
                    <text:p>Enclose all arguments and macro expansion into bracket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define<text:line-break/>Aruments: Correct way</text:p>
          </draw:text-box>
        </draw:frame>
        <draw:frame presentation:style-name="pr17" draw:layer="layout" svg:width="18.4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>program.c </text:p>
                  </text:list-header>
                </text:list>
                <text:p><text:span text:style-name="T7">#define ADD(a, b) <text:s text:c="3"/>((a) + (b)) </text:span></text:p>
                <text:p><text:span text:style-name="T7">int main() {</text:span></text:p>
                <text:p><text:span text:style-name="T7"><text:s text:c="5"/></text:span><text:span text:style-name="T7">int i = ADD(2,3) * <text:s/>ADD (4, 5) + 20;</text:span></text:p>
                <text:p><text:span text:style-name="T7"><text:s text:c="5"/></text:span><text:span text:style-name="T7">printf(“%d\n”, i); </text:span></text:p>
                <text:p><text:span text:style-name="T7"><text:s text:c="5"/></text:span><text:span text:style-name="T7">return 0; </text:span></text:p>
                <text:p><text:span text:style-name="T7">}</text:span></text:p>
              </text:list-item>
            </text:list>
          </draw:text-box>
        </draw:frame>
        <draw:frame draw:style-name="gr22" draw:text-style-name="P27" draw:layer="layout" svg:width="18.66cm" svg:height="3.518cm" svg:x="5.54cm" svg:y="16.2cm">
          <draw:text-box>
            <text:list text:style-name="L3">
              <text:list-item>
                <text:list>
                  <text:list-header>
                    <text:p>Try </text:p>
                    <text:p><text:span text:style-name="T13">cc -E <text:s/>program.c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Write at least 5 problems (problems , not solutions!) using # define</text:p>
              </text:list-item>
              <text:list-item>
                <text:p>Ask your friends to solve them and vice-versa</text:p>
              </text:list-item>
              <text:list-item>
                <text:p>Check your own problems and solutions 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6T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include &lt;filename&gt;</text:p>
          </draw:text-box>
        </draw:frame>
        <draw:frame presentation:style-name="pr17" draw:layer="layout" svg:width="12.297cm" svg:height="5.809cm" svg:x="0.903cm" svg:y="4.191cm" presentation:class="outline" presentation:user-transformed="true">
          <draw:text-box>
            <text:list text:style-name="L3">
              <text:list-header>
                <text:p><text:span text:style-name="T29">program.c </text:span></text:p>
                <text:p><text:span text:style-name="T30">#include &lt;stdio.h&gt;</text:span></text:p>
                <text:p><text:span text:style-name="T30">int main() {</text:span><text:span text:style-name="T30"><text:line-break/></text:span><text:span text:style-name="T30"> <text:s text:c="3"/>int i, j; </text:span></text:p>
                <text:p><text:span text:style-name="T30">}</text:span></text:p>
              </text:list-header>
            </text:list>
          </draw:text-box>
        </draw:frame>
        <draw:frame presentation:style-name="pr18" draw:layer="layout" svg:width="12.297cm" svg:height="5.809cm" svg:x="14.313cm" svg:y="4.914cm" presentation:class="outline">
          <draw:text-box>
            <text:list text:style-name="L3">
              <text:list-header>
                <text:p><text:span text:style-name="T31">First the stdio.h file is copy pasted and then follows the code of main()</text:span></text:p>
              </text:list-header>
              <text:list-item>
                <text:p><text:span text:style-name="T31">Try </text:span></text:p>
                <text:list>
                  <text:list-header>
                    <text:p><text:span text:style-name="T29">cc -E program.c </text:span></text:p>
                  </text:list-header>
                </text:list>
              </text:list-item>
            </text:list>
          </draw:text-box>
        </draw:frame>
        <draw:frame presentation:style-name="pr18" draw:layer="layout" svg:width="26.4cm" svg:height="10.524cm" svg:x="1.2cm" svg:y="10.476cm" presentation:class="outline" presentation:user-transformed="true">
          <draw:text-box>
            <text:list text:style-name="L3">
              <text:list-item>
                <text:p>For example</text:p>
                <text:list>
                  <text:list-header>
                    <text:p>#include &lt;stdio.h&gt;</text:p>
                  </text:list-header>
                  <text:list-item>
                    <text:p>The preprocessor will copy paste the file <text:span text:style-name="T18">stdio.h</text:span><text:span text:style-name="T19"> at the location where #include is written.</text:span></text:p>
                  </text:list-item>
                </text:list>
              </text:list-item>
              <text:list-item>
                <text:p><text:span text:style-name="T19">The standard header files can be found in </text:span><text:span text:style-name="T20">/usr/include</text:span><text:span text:style-name="T19"> folder <text:s text:c="2"/>e.g. </text:span><text:span text:style-name="T20">/usr/include/stdio.h </text:span></text:p>
              </text:list-item>
              <text:list-item>
                <text:p><text:span text:style-name="T19">#include “try.h” will copy paste the file <text:s/></text:span><text:span text:style-name="T18">try.h</text:span><text:span text:style-name="T19"> from the current folder</text:span></text:p>
              </text:list-item>
              <text:list-item>
                <text:p><text:span text:style-name="T19">#include “/x/y/try.h” will copy paste the file </text:span><text:span text:style-name="T18">/x/y/try.h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1" draw:text-style-name="P3" draw:layer="layout" svg:width="25.199cm" svg:height="16.255cm" svg:x="1.4cm" svg:y="0.837cm" presentation:class="subtitle">
          <draw:text-box>
            <text:p>Good Programming Practices in C 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turn values of functions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If you write a function with a return type, then YOU must take care of ALWAYS ending the function by returning a value! </text:p>
                <text:list>
                  <text:list-item>
                    <text:p>Don't make mistake of not returning a value</text:p>
                    <text:p>e.g. <text:s/><text:span text:style-name="T18">int f(int a) { if (a &gt; 5) return 10; } </text:span></text:p>
                    <text:p><text:span text:style-name="T13">This code does not return a value if a &lt;=5</text:span></text:p>
                    <text:p><text:span text:style-name="T32">e.g. <text:s/></text:span><text:span text:style-name="T33">int f(int a) { if (a &gt; 5) return 10; else return; } </text:span></text:p>
                    <text:p><text:span text:style-name="T13">This returns but a value is not mentioned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eturn value of main()</text:p>
          </draw:text-box>
        </draw:frame>
        <draw:frame presentation:style-name="pr17" draw:layer="layout" svg:width="26cm" svg:height="15.286cm" svg:x="1.4cm" svg:y="4.914cm" presentation:class="outline" presentation:user-transformed="true">
          <draw:text-box>
            <text:list text:style-name="L3">
              <text:list-item>
                <text:p>main() , by rules, <text:s/>returns an int</text:p>
                <text:list>
                  <text:list-item>
                    <text:p>So always make sure that your main() function ends by returning a 'proper' value</text:p>
                  </text:list-item>
                </text:list>
              </text:list-item>
              <text:list-item>
                <text:p>The return value of main() is available to the operating system and your programming environment</text:p>
                <text:list>
                  <text:list-item>
                    <text:p>The value is used typically in shell programming</text:p>
                  </text:list-item>
                </text:list>
              </text:list-item>
              <text:list-item>
                <text:p>You should write code to make sure that</text:p>
                <text:list>
                  <text:list-item>
                    <text:p>main() returns 0 when it runs successfully</text:p>
                  </text:list-item>
                  <text:list-item>
                    <text:p>Main() returns a proper non-zero error-value when you want to indicate that something went wrong </text:p>
                    <text:list>
                      <text:list-item>
                        <text:p>The error values are defined in “errno.h” </text:p>
                      </text:list-item>
                      <text:list-item>
                        <text:p>Look at the files /usr/include/asm-generic/errno-base.h <text:s/>/usr/include/asm-generic/errno.h <text:s/>/usr/include/errno.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eturn value of main() ... contd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It is your responsibility to write a proper return value in main() </text:p>
              </text:list-item>
              <text:list-item>
                <text:p>#include &lt;errno.h&gt; to use the various Macros defined for errno values</text:p>
              </text:list-item>
              <text:list-item>
                <text:p>For example: <text:s/>#define EINVAL 22 <text:s text:c="2"/></text:p>
                <text:list>
                  <text:list-item>
                    <text:p>In /usr/include/asm-generic/errno-base.h which is recursively #included from /usr/include/errno.h 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eturn value of main() ... Example</text:p>
          </draw:text-box>
        </draw:frame>
        <draw:frame presentation:style-name="pr17" draw:text-style-name="P23" draw:layer="layout" svg:width="27.2cm" svg:height="17.086cm" svg:x="1.4cm" svg:y="4.914cm" presentation:class="outline" presentation:user-transformed="true">
          <draw:text-box>
            <text:list text:style-name="L3">
              <text:list-header>
                <text:p><text:span text:style-name="T34">#include &lt;stdio.h&gt;</text:span></text:p>
              </text:list-header>
            </text:list>
            <text:p><text:span text:style-name="T34">#include &lt;errno.h&gt;</text:span></text:p>
            <text:p><text:span text:style-name="T34">int main() {</text:span></text:p>
            <text:p><text:span text:style-name="T34"><text:s text:c="8"/></text:span><text:span text:style-name="T34">int i, j, k;</text:span></text:p>
            <text:p><text:span text:style-name="T34"><text:s text:c="8"/></text:span><text:span text:style-name="T34">scanf("%d%d", &amp;i, &amp;j);</text:span></text:p>
            <text:p><text:span text:style-name="T34"><text:s text:c="8"/></text:span><text:span text:style-name="T34">if(i &gt;= 10) {</text:span></text:p>
            <text:p><text:span text:style-name="T34"><text:s text:c="16"/></text:span><text:span text:style-name="T34">printf("bad input value for i\n");</text:span></text:p>
            <text:p><text:span text:style-name="T34"><text:s text:c="16"/></text:span><text:span text:style-name="T34">return EINVAL;</text:span></text:p>
            <text:p><text:span text:style-name="T34"><text:s text:c="8"/></text:span><text:span text:style-name="T34">}</text:span></text:p>
            <text:p><text:span text:style-name="T34"><text:s text:c="8"/></text:span><text:span text:style-name="T34">k = f(i, j);</text:span></text:p>
            <text:p><text:span text:style-name="T34"><text:s text:c="8"/></text:span><text:span text:style-name="T34">printf("%d\n", k);</text:span></text:p>
            <text:p><text:span text:style-name="T34"><text:s text:c="8"/></text:span><text:span text:style-name="T34">return 0;</text:span></text:p>
            <text:p><text:span text:style-name="T34">}</text:span></text:p>
            <text:p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Homework</text:p>
          </draw:text-box>
        </draw:frame>
        <draw:frame presentation:style-name="pr17" draw:text-style-name="P28" draw:layer="layout" svg:width="27.2cm" svg:height="17.086cm" svg:x="1.4cm" svg:y="4.914cm" presentation:class="outline" presentation:user-transformed="true">
          <draw:text-box>
            <text:list text:style-name="L3">
              <text:list-header>
                <text:p><text:span text:style-name="T36">Find out the meaning of following errno values: </text:span></text:p>
                <text:p><text:span text:style-name="T36">EINVAL</text:span></text:p>
                <text:p><text:span text:style-name="T36">ENOMEM</text:span></text:p>
                <text:p><text:span text:style-name="T36">EPERM</text:span></text:p>
                <text:p><text:span text:style-name="T36">EEXISTS</text:span></text:p>
                <text:p><text:span text:style-name="T36">ENOENT </text:span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Using printf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Always end a printf with a “\n”</text:p>
                <text:list>
                  <text:list-header>
                    <text:p>e.g. printf(“%d hi\n”, i); </text:p>
                  </text:list-header>
                </text:list>
              </text:list-item>
              <text:list-item>
                <text:p>Printf works slowly compared to your code. </text:p>
              </text:list-item>
              <text:list-item>
                <text:p>Output of printf may be seen after your code has progressed further</text:p>
                <text:list>
                  <text:list-item>
                    <text:p>e.g. </text:p>
                    <text:p><text:span text:style-name="T38">int i = 3, j = 2;</text:span></text:p>
                    <text:p><text:span text:style-name="T38">printf(“%d\n”, i); </text:span></text:p>
                    <text:p><text:span text:style-name="T38">j = i + 2;</text:span></text:p>
                    <text:p><text:span text:style-name="T38">I = j + 2;</text:span></text:p>
                    <text:p>The actual printf may be seen after the like “i = j + 2” runs</text:p>
                    <text:p>Using “\n” in the end slightly speeds up the printing of outpu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1" draw:text-style-name="P3" draw:layer="layout" svg:width="25.199cm" svg:height="16.255cm" svg:x="1.4cm" svg:y="0.837cm" presentation:class="subtitle">
          <draw:text-box>
            <text:p>Expressions in C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Expression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Expression returns a value</text:p>
                <text:list>
                  <text:list-item>
                    <text:p>1 + 2</text:p>
                  </text:list-item>
                  <text:list-item>
                    <text:p>A + B </text:p>
                  </text:list-item>
                  <text:list-item>
                    <text:p>I * J + K </text:p>
                  </text:list-item>
                </text:list>
              </text:list-item>
              <text:list-item>
                <text:p>Assignment is also an expression </text:p>
                <text:list>
                  <text:list-item>
                    <text:p>Expression returns the value of the LHS after assignment is done</text:p>
                  </text:list-item>
                  <text:list-item>
                    <text:p>A = B; </text:p>
                  </text:list-item>
                  <text:list-item>
                    <text:p>J = i + ( k = c) </text:p>
                    <text:list>
                      <text:list-item>
                        <text:p>Is valid code ! </text:p>
                      </text:list-item>
                      <text:list-item>
                        <text:p>Side effect of this code is k =c</text:p>
                      </text:list-item>
                    </text:list>
                  </text:list-item>
                </text:list>
              </text:list-item>
              <text:list-item>
                <text:p>Conditional expression is also an expr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rue/False in C</text:p>
          </draw:text-box>
        </draw:frame>
        <draw:frame presentation:style-name="pr17" draw:layer="layout" svg:width="25.6cm" svg:height="15.086cm" svg:x="1.4cm" svg:y="4.914cm" presentation:class="outline" presentation:user-transformed="true">
          <draw:text-box>
            <text:list text:style-name="L3">
              <text:list-item>
                <text:p>C does not have “boolean” data types</text:p>
                <text:list>
                  <text:list-item>
                    <text:p>Which means no “True/False” values in C</text:p>
                  </text:list-item>
                </text:list>
              </text:list-item>
              <text:list-item>
                <text:p>Number 0 is treated as false and any non-zero value is treated as True in C </text:p>
              </text:list-item>
              <text:list-item>
                <text:p>In the code </text:p>
                <text:list>
                  <text:list-header>
                    <text:p>If( i == 0) { ... } </text:p>
                  </text:list-header>
                  <text:list-item>
                    <text:p><text:span text:style-name="T13">The condition </text:span><text:span text:style-name="T39"><text:s/>i == 0 </text:span><text:span text:style-name="T20"><text:s/>evaluates to 0 or 1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rue/False in C</text:p>
          </draw:text-box>
        </draw:frame>
        <draw:frame presentation:style-name="pr17" draw:layer="layout" svg:width="25.6cm" svg:height="15.086cm" svg:x="1.4cm" svg:y="4.914cm" presentation:class="outline" presentation:user-transformed="true">
          <draw:text-box>
            <text:list text:style-name="L3">
              <text:list-item>
                <text:p><text:span text:style-name="T20">In the code</text:span></text:p>
                <text:list>
                  <text:list-header>
                    <text:p><text:span text:style-name="T19">if ( i = 3) { ... } </text:span></text:p>
                    <text:p><text:span text:style-name="T20">i = 3 is an expression, which assigns 3 to i, then returns the value of i, that is 3, and 3 is true, so the expression is always true</text:span></text:p>
                  </text:list-header>
                </text:list>
              </text:list-item>
              <text:list-item>
                <text:p><text:span text:style-name="T19">What do the following codes do? </text:span></text:p>
                <text:list>
                  <text:list-header>
                    <text:p><text:span text:style-name="T19">while (1) { ... } <text:s text:c="21"/>while(-5) { ....} <text:s text:c="16"/></text:span></text:p>
                    <text:p><text:span text:style-name="T19">for(; i = 2; i++) { .........} </text:span></text:p>
                    <text:p><text:span text:style-name="T19">while(5 ) { .... } <text:s text:c="17"/>for( i = 0; <text:s/>5; i++) <text:s text:c="2"/>{....} <text:s text:c="2"/></text:span></text:p>
                    <text:p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valuation of Expressions</text:p>
          </draw:text-box>
        </draw:frame>
        <draw:frame presentation:style-name="pr17" draw:layer="layout" svg:width="25.8cm" svg:height="14.886cm" svg:x="1.4cm" svg:y="4.914cm" presentation:class="outline" presentation:user-transformed="true">
          <draw:text-box>
            <text:list text:style-name="L3">
              <text:list-item>
                <text:p>C does not specify an order of evaluation for operands in an expression. </text:p>
              </text:list-item>
              <text:list-item>
                <text:p>For example</text:p>
                <text:list>
                  <text:list-item>
                    <text:p>In the expression</text:p>
                    <text:list>
                      <text:list-item>
                        <text:p>X = f()+ g()</text:p>
                      </text:list-item>
                      <text:list-item>
                        <text:p>It is not specified whether f() is called first or g() </text:p>
                      </text:list-item>
                    </text:list>
                  </text:list-item>
                  <text:list-item>
                    <text:p>Similarly in the expression</text:p>
                    <text:list>
                      <text:list-item>
                        <text:p>X = <text:s/>(a + b) * (c – d) </text:p>
                      </text:list-item>
                      <text:list-item>
                        <text:p>It is not specified whether (a + b) is done first or ( c – d) </text:p>
                      </text:list-item>
                    </text:list>
                  </text:list-item>
                  <text:list-item>
                    <text:p>In the expression</text:p>
                    <text:list>
                      <text:list-item>
                        <text:p>A = B + C </text:p>
                      </text:list-item>
                      <text:list-item>
                        <text:p>Whether B is “Fetched” first or “C” is fetched is also not specified !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6cm" presentation:class="title" presentation:user-transformed="true">
          <draw:text-box>
            <text:p>Side Effects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 xml:id="id69" text:id="id69">If a function code or an expression affects the calling function or other other parts of expression or other parts of code then it is called side effect.</text:p>
              </text:list-item>
              <text:list-item>
                <text:p xml:id="id70" text:id="id70">For example</text:p>
              </text:list-item>
            </text:list>
            <text:p xml:id="id71" text:id="id71" text:style-name="P29"><text:span text:style-name="T13">Int j; </text:span></text:p>
            <text:p xml:id="id72" text:id="id72" text:style-name="P29"><text:span text:style-name="T13">Int f(int x ) </text:span></text:p>
            <text:p text:style-name="P29"><text:span text:style-name="T13">{ j = 20; </text:span></text:p>
            <text:p text:style-name="P29"><text:span text:style-name="T13"><text:s/></text:span><text:span text:style-name="T13">return x + 20;</text:span></text:p>
            <text:p text:style-name="P29"><text:span text:style-name="T13">}</text:span></text:p>
            <text:p text:style-name="P29">This function, apart from returning x + 20 , also modified global j which is a side effect 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ide effects and Expressions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 xml:id="id73" text:id="id73">Consider this code</text:p>
                <text:list>
                  <text:list-header>
                    <text:p xml:id="id74" text:id="id74">i = 5;</text:p>
                    <text:p xml:id="id75" text:id="id75">i = i++;</text:p>
                    <text:p xml:id="id76" text:id="id76"><text:span text:style-name="T40">Expecting i to be 6? </text:span></text:p>
                    <text:p xml:id="id77" text:id="id77">i = 5; </text:p>
                    <text:p xml:id="id78" text:id="id78">i = i++ + i--; </text:p>
                    <text:p xml:id="id79" text:id="id79"><text:span text:style-name="T40">Expecting i to be 5 or 7 or 6?</text:span></text:p>
                  </text:list-header>
                </text:list>
              </text:list-item>
              <text:list-item>
                <text:p xml:id="id80" text:id="id80"><text:span text:style-name="T41">The result is undefined !</text:span></text:p>
                <text:list>
                  <text:list-item>
                    <text:p xml:id="id81" text:id="id81"><text:span text:style-name="T41">DO NOT WRITE THIS TYPE OF CODE. IT HAS NO MEANING. </text:span></text:p>
                  </text:list-item>
                </text:list>
              </text:list-item>
              <text:list-item>
                <text:p xml:id="id82" text:id="id82">In C, result is undefined when evaluation of one operand affects the evaluation of another operand (this is side effect) 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oolean Short Circuit Evaluation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 xml:id="id83" text:id="id83">The order of evaluation for logical expressions is Left to Right</text:p>
                <text:list>
                  <text:list-item>
                    <text:p xml:id="id84" text:id="id84">For example</text:p>
                    <text:p xml:id="id85" text:id="id85"><text:span text:style-name="T13">If (i == 5 &amp;&amp; j &lt; 7) </text:span></text:p>
                  </text:list-item>
                  <text:list-item>
                    <text:p xml:id="id86" text:id="id86">First <text:span text:style-name="T13">i == 5</text:span> is evaluated, and then <text:span text:style-name="T13">j &lt; 7</text:span></text:p>
                  </text:list-item>
                </text:list>
              </text:list-item>
              <text:list-item>
                <text:p xml:id="id87" text:id="id87">Short Circuit evaluation</text:p>
                <text:list>
                  <text:list-item>
                    <text:p xml:id="id88" text:id="id88">In the above expression, if <text:span text:style-name="T13">i == 5</text:span> was false, then (due to &amp;&amp;) the result is guaranteed false, so<text:span text:style-name="T13"> j &lt; 7</text:span> is not evaluated ! </text:p>
                  </text:list-item>
                  <text:list-item>
                    <text:p xml:id="id89" text:id="id89">If <text:s/><text:span text:style-name="T13">i == 5</text:span> <text:s/>was true then <text:s/><text:span text:style-name="T13"><text:s/>j &lt; 7 </text:span><text:s text:c="2"/>is evaluated. </text:p>
                  </text:list-item>
                </text:list>
              </text:list-item>
              <text:list-item>
                <text:p xml:id="id90" text:id="id90">Do not <text:s/>assume that all parts of the relational expression will run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oolean Short Circuit Evaluation</text:p>
          </draw:text-box>
        </draw:frame>
        <draw:frame presentation:style-name="pr17" draw:layer="layout" svg:width="25.4cm" svg:height="14.486cm" svg:x="1.4cm" svg:y="4.914cm" presentation:class="outline" presentation:user-transformed="true">
          <draw:text-box>
            <text:list text:style-name="L3">
              <text:list-item>
                <text:p xml:id="id91" text:id="id91">A typical use of boolean short circuit evaluation is in writing loops for arrays</text:p>
              </text:list-item>
            </text:list>
            <text:p xml:id="id92" text:id="id92" text:style-name="P30"><text:span text:style-name="T32">i = 0;</text:span></text:p>
            <text:p xml:id="id93" text:id="id93" text:style-name="P30"><text:span text:style-name="T32">while(i &lt; n &amp;&amp; a[i ] &lt; MAX) { </text:span></text:p>
            <text:p xml:id="id94" text:id="id94" text:style-name="P30"><text:span text:style-name="T32"><text:s/></text:span><text:span text:style-name="T32">.... something ...</text:span></text:p>
            <text:p xml:id="id95" text:id="id95" text:style-name="P30"><text:span text:style-name="T32"><text:s text:c="6"/></text:span><text:span text:style-name="T32">i++</text:span></text:p>
            <text:p xml:id="id96" text:id="id96" text:style-name="P30"><text:span text:style-name="T32">}</text:span></text:p>
            <text:list text:continue-numbering="true" text:style-name="L3">
              <text:list-item>
                <text:p xml:id="id97" text:id="id97">Here the intention is not to exceed array bound, that is n </text:p>
              </text:list-item>
              <text:list-item>
                <text:p xml:id="id98" text:id="id98">Because <text:s/><text:span text:style-name="T13">i &lt; n</text:span> is written before <text:span text:style-name="T13">a[i] &lt; MAX</text:span>, when i = n,<text:span text:style-name="T13"> i &lt; n</text:span> is False, so short circuit evaluation rule makes sure that <text:span text:style-name="T13">a[ i ] &lt; MAX </text:span>is not evaluated</text:p>
                <text:list>
                  <text:list-item>
                    <text:p xml:id="id99" text:id="id99">If there was no short circuit evaluation <text:span text:style-name="T13">a[ i] &lt; MAX</text:span> would be a array bound violation 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1" draw:text-style-name="P3" draw:layer="layout" svg:width="25.199cm" svg:height="16.255cm" svg:x="1.4cm" svg:y="0.837cm" presentation:class="subtitle">
          <draw:text-box>
            <text:p>Parameter Passing in C 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3">
        <office:forms form:automatic-focus="false" form:apply-design-mode="false"/>
        <draw:frame presentation:style-name="pr19" draw:layer="layout" svg:width="12.6cm" svg:height="3.163cm" svg:x="1.4cm" svg:y="0.837cm" presentation:class="title" presentation:user-transformed="true">
          <draw:text-box>
            <text:p>Myth</text:p>
          </draw:text-box>
        </draw:frame>
        <draw:frame presentation:style-name="pr17" draw:layer="layout" svg:width="12.297cm" svg:height="12.179cm" svg:x="1.4cm" svg:y="4.914cm" presentation:class="outline">
          <draw:text-box>
            <text:list text:style-name="L3">
              <text:list-item>
                <text:p>C supports “Pass by Value” and “Pass by Reference” mechanisms of parameter passing</text:p>
              </text:list-item>
              <text:list-item>
                <text:p>Passing variables is <text:span text:style-name="T18">pass by value </text:span><text:span text:style-name="T19">and passing address is </text:span><text:span text:style-name="T18">pass by reference </text:span><text:s/></text:p>
              </text:list-item>
            </text:list>
          </draw:text-box>
        </draw:frame>
        <draw:frame presentation:style-name="pr17" draw:layer="layout" svg:width="12.297cm" svg:height="12.179cm" svg:x="14.313cm" svg:y="4.914cm" presentation:class="outline">
          <draw:text-box>
            <text:list text:style-name="L3">
              <text:list-item>
                <text:p>C supports only “Pass by value” mechanism of parameter passing </text:p>
                <text:p/>
                <text:p/>
              </text:list-item>
              <text:list-item>
                <text:p>Passing variables or addresses are both <text:span text:style-name="T18">pass by value </text:span><text:span text:style-name="T19">in C </text:span></text:p>
              </text:list-item>
            </text:list>
          </draw:text-box>
        </draw:frame>
        <draw:frame presentation:style-name="pr19" draw:layer="layout" svg:width="12.6cm" svg:height="3.163cm" svg:x="14.6cm" svg:y="0.8cm" presentation:class="title" presentation:user-transformed="true">
          <draw:text-box>
            <text:p>Truth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20" draw:text-style-name="P31" draw:layer="layout" svg:width="21.91cm" svg:height="4.042cm" svg:x="3.071cm" svg:y="0.209cm" presentation:class="title" presentation:user-transformed="true">
          <draw:text-box>
            <text:p text:style-name="P4"><text:s/>Some definitions</text:p>
          </draw:text-box>
        </draw:frame>
        <draw:custom-shape draw:style-name="gr23" draw:text-style-name="P7" xml:id="id118" draw:id="id118" draw:layer="layout" svg:width="18.74cm" svg:height="1.102cm" svg:x="7.165cm" svg:y="6.062cm">
          <text:p/>
          <draw:enhanced-geometry svg:viewBox="0 0 21600 21600" draw:glue-points="10800 0 0 10800 10800 21600 21600 10800 ?f40 ?f41" draw:text-areas="0 0 21600 21600" draw:type="rectangular-callout" draw:modifiers="6413.95870017608 45647.86944696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4" xml:id="id122" draw:id="id122" draw:layer="layout" svg:width="2.205cm" svg:height="1.102cm" svg:x="0.551cm" svg:y="6.062cm">
          <text:p/>
        </draw:rect>
        <draw:polyline draw:style-name="gr25" draw:text-style-name="P27" xml:id="id106" draw:id="id106" draw:layer="layout" svg:width="3.306cm" svg:height="3.857cm" svg:x="5.511cm" svg:y="8.267cm" svg:viewBox="0 0 3307 3858" draw:points="0,0 3307,0 3307,3858 0,3858">
          <text:p/>
        </draw:polyline>
        <draw:polyline draw:style-name="gr26" xml:id="id107" draw:id="id107" draw:layer="layout" svg:width="1.653cm" svg:height="0cm" svg:x="8.818cm" svg:y="10.472cm" svg:viewBox="0 0 1654 0" draw:points="0,0 1654,0">
          <text:p/>
        </draw:polyline>
        <draw:frame draw:style-name="gr27" draw:text-style-name="P32" xml:id="id108" draw:id="id108" draw:layer="layout" svg:width="9.714cm" svg:height="1.309cm" svg:x="10.472cm" svg:y="9.961cm">
          <draw:text-box>
            <text:p text:style-name="P4"><text:span text:style-name="T42">function definition</text:span></text:p>
          </draw:text-box>
        </draw:frame>
        <draw:frame draw:style-name="gr28" draw:text-style-name="P34" xml:id="id111" draw:id="id111" draw:layer="layout" svg:width="12.677cm" svg:height="1.309cm" svg:x="12.2cm" svg:y="14.4cm">
          <draw:text-box>
            <text:p text:style-name="P33"><text:span text:style-name="T42">function call</text:span></text:p>
          </draw:text-box>
        </draw:frame>
        <draw:frame draw:style-name="gr29" draw:text-style-name="P32" xml:id="id119" draw:id="id119" draw:layer="layout" svg:width="10.473cm" svg:height="1.309cm" svg:x="10.6cm" svg:y="8.091cm">
          <draw:text-box>
            <text:p text:style-name="P4"><text:span text:style-name="T42">Parameter Profile</text:span></text:p>
          </draw:text-box>
        </draw:frame>
        <draw:polyline draw:style-name="gr26" xml:id="id121" draw:id="id121" draw:layer="layout" svg:width="0.55cm" svg:height="0.55cm" svg:x="2.755cm" svg:y="5.511cm" svg:viewBox="0 0 551 551" draw:points="0,551 551,0">
          <text:p/>
        </draw:polyline>
        <draw:frame draw:style-name="gr29" draw:text-style-name="P32" xml:id="id120" draw:id="id120" draw:layer="layout" svg:width="7.165cm" svg:height="1.309cm" svg:x="3.306cm" svg:y="4.745cm">
          <draw:text-box>
            <text:p text:style-name="P4"><text:span text:style-name="T42">Return Type</text:span></text:p>
          </draw:text-box>
        </draw:frame>
        <draw:polyline draw:style-name="gr26" xml:id="id123" draw:id="id123" draw:layer="layout" svg:width="5.626cm" svg:height="0.439cm" svg:x="7.6cm" svg:y="4.96cm" svg:viewBox="0 0 5627 440" draw:points="0,440 5627,0">
          <text:p/>
        </draw:polyline>
        <draw:polyline draw:style-name="gr26" xml:id="id125" draw:id="id125" draw:layer="layout" svg:width="3.171cm" svg:height="3.439cm" svg:x="13.228cm" svg:y="4.96cm" svg:viewBox="0 0 3172 3440" draw:points="3172,3440 0,0">
          <text:p/>
        </draw:polyline>
        <draw:frame draw:style-name="gr29" draw:text-style-name="P32" xml:id="id124" draw:id="id124" draw:layer="layout" svg:width="7.717cm" svg:height="1.309cm" svg:x="13.228cm" svg:y="3.858cm">
          <draw:text-box>
            <text:p text:style-name="P4"><text:span text:style-name="T42">Signature</text:span></text:p>
          </draw:text-box>
        </draw:frame>
        <draw:frame draw:style-name="gr30" draw:text-style-name="P19" draw:layer="layout" svg:width="0.553cm" svg:height="1.406cm" svg:x="26.989cm" svg:y="14.33cm">
          <draw:text-box>
            <text:p/>
          </draw:text-box>
        </draw:frame>
        <draw:polyline draw:style-name="gr25" draw:text-style-name="P27" xml:id="id110" draw:id="id110" draw:layer="layout" svg:width="1.101cm" svg:height="2.755cm" svg:x="25.354cm" svg:y="5.511cm" svg:viewBox="0 0 1102 2756" draw:points="0,0 1102,0 1102,2756 0,2756">
          <text:p/>
        </draw:polyline>
        <draw:frame draw:style-name="gr29" draw:text-style-name="P32" xml:id="id109" draw:id="id109" draw:layer="layout" svg:width="3.858cm" svg:height="1.309cm" svg:x="23.7cm" svg:y="8.267cm">
          <draw:text-box>
            <text:p text:style-name="P4"><text:span text:style-name="T42">Header</text:span></text:p>
          </draw:text-box>
        </draw:frame>
        <draw:polyline draw:style-name="gr26" xml:id="id112" draw:id="id112" draw:layer="layout" svg:width="0cm" svg:height="1.101cm" svg:x="5.511cm" svg:y="15.432cm" svg:viewBox="0 0 0 1102" draw:points="0,0 0,1102">
          <text:p/>
        </draw:polyline>
        <draw:frame draw:style-name="gr29" draw:text-style-name="P32" xml:id="id113" draw:id="id113" draw:layer="layout" svg:width="7.717cm" svg:height="1.309cm" svg:x="3.4cm" svg:y="16.091cm">
          <draw:text-box>
            <text:p text:style-name="P4"><text:span text:style-name="T42">Actual parameter</text:span></text:p>
          </draw:text-box>
        </draw:frame>
        <draw:polyline draw:style-name="gr26" xml:id="id115" draw:id="id115" draw:layer="layout" svg:width="1.999cm" svg:height="2.253cm" svg:x="7.2cm" svg:y="3.8cm" svg:viewBox="0 0 2000 2254" draw:points="2000,2254 0,0">
          <text:p/>
        </draw:polyline>
        <draw:frame draw:style-name="gr29" draw:text-style-name="P32" xml:id="id114" draw:id="id114" draw:layer="layout" svg:width="8.819cm" svg:height="1.309cm" svg:x="0.142cm" svg:y="3.118cm">
          <draw:text-box>
            <text:p text:style-name="P4"><text:span text:style-name="T42">Formal parameter</text:span></text:p>
          </draw:text-box>
        </draw:frame>
        <draw:frame draw:style-name="gr31" draw:text-style-name="P35" xml:id="id116" draw:id="id116" draw:layer="layout" svg:width="11.024cm" svg:height="1.309cm" svg:x="1cm" svg:y="18.691cm">
          <draw:text-box>
            <text:p text:style-name="P33"><text:span text:style-name="T42">prototype declaration</text:span></text:p>
          </draw:text-box>
        </draw:frame>
        <draw:frame presentation:style-name="pr21" draw:text-style-name="P37" draw:layer="layout" svg:width="27.008cm" svg:height="14.331cm" svg:x="0.551cm" svg:y="6.062cm" presentation:class="outline" presentation:user-transformed="true">
          <draw:text-box>
            <text:p xml:id="id100" text:id="id100" text:style-name="P33"><text:span text:style-name="T43">int myfunc(char c, float f, int *p)</text:span></text:p>
            <text:p xml:id="id101" text:id="id101" text:style-name="P33"><text:span text:style-name="T43">{</text:span></text:p>
            <text:p xml:id="id102" text:id="id102" text:style-name="P36"><text:span text:style-name="T44">c = 'a';</text:span></text:p>
            <text:p xml:id="id103" text:id="id103" text:style-name="P36"><text:span text:style-name="T44">f = 1.5</text:span></text:p>
            <text:p xml:id="id104" text:id="id104" text:style-name="P33"><text:span text:style-name="T43">}</text:span></text:p>
            <text:p text:style-name="P33"><text:span text:style-name="T43"/></text:p>
            <text:p xml:id="id105" text:id="id105" text:style-name="P33"><text:span text:style-name="T43">myfunc('a', 2.5, &amp;i); </text:span></text:p>
            <text:p text:style-name="P33"><text:span text:style-name="T43"/></text:p>
            <text:p xml:id="id117" text:id="id117" text:style-name="P33"><text:span text:style-name="T43">int myfunc(char c, float f, int *p)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6.123cm" svg:height="40.571cm" svg:x="-15.124cm" svg:y="-10.872cm" draw:page-number="55" presentation:class="page"/>
          <draw:frame presentation:style-name="pr22" draw:text-style-name="P38" draw:layer="layout" svg:width="16.79cm" svg:height="13.063cm" svg:x="2.098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system “stack” 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item>
                <text:p>Your hardware, operating system and compiler together introduce a “stack” into your program.</text:p>
                <text:list>
                  <text:list-item>
                    <text:p>The stack can be imagined to be an array in which we insert elements at one end and remove from the same end </text:p>
                  </text:list-item>
                </text:list>
              </text:list-item>
              <text:list-item>
                <text:p>The programmers need NOT know about this stack</text:p>
              </text:list-item>
              <text:list-item>
                <text:p>The function arguments and local variables are stored on this stack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23" draw:text-style-name="P31" draw:layer="layout" svg:width="25.199cm" svg:height="3.505cm" svg:x="1.301cm" svg:y="0.094cm" presentation:class="title">
          <draw:text-box>
            <text:p text:style-name="P4"><text:s/>Pass by value</text:p>
          </draw:text-box>
        </draw:frame>
        <draw:frame draw:style-name="gr32" draw:text-style-name="P39" xml:id="id126" draw:id="id126" draw:layer="layout" svg:width="12.126cm" svg:height="9.096cm" svg:x="0.551cm" svg:y="5.164cm">
          <draw:text-box>
            <text:p text:style-name="P4"><text:span text:style-name="T45">int f(int x, int y)</text:span></text:p>
            <text:p text:style-name="P4"><text:span text:style-name="T45">{</text:span></text:p>
            <text:p text:style-name="P4"><text:span text:style-name="T45"><text:s text:c="3"/></text:span><text:span text:style-name="T45">x= 7;</text:span></text:p>
            <text:p text:style-name="P4"><text:span text:style-name="T45"><text:s text:c="3"/></text:span><text:span text:style-name="T45">y = 12;</text:span></text:p>
            <text:p text:style-name="P4"><text:span text:style-name="T45">}</text:span></text:p>
            <text:p text:style-name="P4"><text:span text:style-name="T45">int main() {</text:span></text:p>
            <text:p text:style-name="P4"><text:span text:style-name="T45"><text:tab/></text:span><text:span text:style-name="T45">int a, b, c;</text:span></text:p>
            <text:p text:style-name="P4"><text:span text:style-name="T45"><text:s text:c="3"/></text:span><text:span text:style-name="T45">a = 5; b = 10; </text:span></text:p>
            <text:p text:style-name="P4"><text:span text:style-name="T45"><text:s text:c="3"/></text:span><text:span text:style-name="T45">f(a, b); </text:span></text:p>
            <text:p text:style-name="P4"><text:span text:style-name="T45">}</text:span></text:p>
          </draw:text-box>
        </draw:frame>
        <draw:g xml:id="id127" draw:id="id127">
          <draw:frame draw:style-name="Default_5f_4" draw:layer="layout" svg:width="6.463cm" svg:height="5.583cm" svg:x="9cm" svg:y="3.9cm">
            <table:table>
              <table:table-column table:style-name="co1"/>
              <table:table-row table:style-name="ro1">
                <table:table-cell table:style-name="ce1"/>
              </table:table-row>
              <table:table-row table:style-name="ro2">
                <table:table-cell table:style-name="ce2"/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5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33" draw:text-style-name="P41" draw:layer="layout" svg:width="0.198cm" svg:height="2.8cm" svg:x="15.8cm" svg:y="6.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4" draw:text-style-name="P43" draw:layer="layout" svg:width="2.201cm" svg:height="1.023cm" svg:x="16.196cm" svg:y="7.498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</draw:g>
        <draw:g xml:id="id128" draw:id="id128">
          <draw:frame draw:style-name="Default_5f_4" draw:layer="layout" svg:width="6.463cm" svg:height="5.58cm" svg:x="18.5cm" svg:y="4.1cm">
            <table:table>
              <table:table-column table:style-name="co1"/>
              <table:table-row table:style-name="ro4">
                <table:table-cell table:style-name="ce1"/>
              </table:table-row>
              <table:table-row table:style-name="ro3">
                <table:table-cell table:style-name="ce2">
                  <text:p text:style-name="P40"><text:span text:style-name="T48">y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8">x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5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35" draw:text-style-name="P43" draw:layer="layout" svg:width="2.2cm" svg:height="1.023cm" svg:x="25.701cm" svg:y="7.5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41" draw:layer="layout" svg:width="0.199cm" svg:height="2.8cm" svg:x="25.299cm" svg:y="6.9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6" draw:text-style-name="P41" draw:layer="layout" svg:width="0.6cm" svg:height="1.8cm" svg:x="25.101cm" svg:y="5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7" draw:text-style-name="P43" draw:layer="layout" svg:width="2.002cm" svg:height="1.023cm" svg:x="25.899cm" svg:y="5.9cm">
            <text:p text:style-name="P42"><text:span text:style-name="T47">f</text:span></text:p>
            <draw:enhanced-geometry svg:viewBox="0 0 21600 21600" draw:type="mso-spt202" draw:enhanced-path="M 0 0 L 21600 0 21600 21600 0 21600 0 0 Z N"/>
          </draw:custom-shape>
        </draw:g>
        <draw:g xml:id="id129" draw:id="id129">
          <draw:frame draw:style-name="Default_5f_4" draw:layer="layout" svg:width="6.463cm" svg:height="5.581cm" svg:x="9cm" svg:y="10cm">
            <table:table>
              <table:table-column table:style-name="co1"/>
              <table:table-row table:style-name="ro5">
                <table:table-cell table:style-name="ce1"/>
              </table:table-row>
              <table:table-row table:style-name="ro3">
                <table:table-cell table:style-name="ce2">
                  <text:p text:style-name="P40"><text:span text:style-name="T48">Y = 10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8">X = 5 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5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38" draw:text-style-name="P43" draw:layer="layout" svg:width="2.2cm" svg:height="1.023cm" svg:x="16.201cm" svg:y="13.4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41" draw:layer="layout" svg:width="0.198cm" svg:height="2.8cm" svg:x="15.8cm" svg:y="12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9" draw:text-style-name="P41" draw:layer="layout" svg:width="0.6cm" svg:height="1.799cm" svg:x="15.601cm" svg:y="11.0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0" draw:text-style-name="P43" draw:layer="layout" svg:width="2.002cm" svg:height="1.023cm" svg:x="16.399cm" svg:y="11.799cm">
            <text:p text:style-name="P42"><text:span text:style-name="T47">f</text:span></text:p>
            <draw:enhanced-geometry svg:viewBox="0 0 21600 21600" draw:type="mso-spt202" draw:enhanced-path="M 0 0 L 21600 0 21600 21600 0 21600 0 0 Z N"/>
          </draw:custom-shape>
        </draw:g>
        <draw:g xml:id="id130" draw:id="id130">
          <draw:frame draw:style-name="Default_5f_4" draw:layer="layout" svg:width="6.464cm" svg:height="5.581cm" svg:x="18.599cm" svg:y="10.126cm">
            <table:table>
              <table:table-column table:style-name="co2"/>
              <table:table-row table:style-name="ro5">
                <table:table-cell table:style-name="ce1"/>
              </table:table-row>
              <table:table-row table:style-name="ro3">
                <table:table-cell table:style-name="ce2">
                  <text:p text:style-name="P40"><text:span text:style-name="T48">Y = 12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8">X = 7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5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ustom-shape draw:style-name="gr41" draw:text-style-name="P43" draw:layer="layout" svg:width="2.201cm" svg:height="1.023cm" svg:x="25.8cm" svg:y="13.525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41" draw:layer="layout" svg:width="0.198cm" svg:height="2.8cm" svg:x="25.399cm" svg:y="12.92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9" draw:text-style-name="P41" draw:layer="layout" svg:width="0.6cm" svg:height="1.799cm" svg:x="25.2cm" svg:y="11.12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2" draw:text-style-name="P43" draw:layer="layout" svg:width="2.002cm" svg:height="1.023cm" svg:x="25.999cm" svg:y="11.925cm">
            <text:p text:style-name="P42"><text:span text:style-name="T47">f</text:span></text:p>
            <draw:enhanced-geometry svg:viewBox="0 0 21600 21600" draw:type="mso-spt202" draw:enhanced-path="M 0 0 L 21600 0 21600 21600 0 21600 0 0 Z N"/>
          </draw:custom-shape>
        </draw:g>
        <draw:g xml:id="id131" draw:id="id131">
          <draw:frame draw:style-name="Default_5f_4" draw:layer="layout" svg:width="6.354cm" svg:height="4.781cm" svg:x="13.703cm" svg:y="16.028cm">
            <table:table>
              <table:table-column table:style-name="co3"/>
              <table:table-row table:style-name="ro6">
                <table:table-cell table:style-name="ce1"/>
              </table:table-row>
              <table:table-row table:style-name="ro6">
                <table:table-cell table:style-name="ce2"/>
              </table:table-row>
              <table:table-row table:style-name="ro6">
                <table:table-cell table:style-name="ce2"/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5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custom-shape draw:style-name="gr43" draw:text-style-name="P41" draw:layer="layout" svg:width="0.195cm" svg:height="2.398cm" svg:x="20.583cm" svg:y="18.25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4" draw:text-style-name="P43" draw:layer="layout" svg:width="2.163cm" svg:height="1.023cm" svg:x="21.173cm" svg:y="19.283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</draw:g>
        <draw:frame draw:style-name="gr45" draw:text-style-name="P44" draw:layer="layout" svg:width="7.2cm" svg:height="6.859cm" svg:x="0.8cm" svg:y="14cm">
          <draw:text-box>
            <text:p><text:span text:style-name="T26">On a function call, the value of actual parameters are copied into formal parameter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6.123cm" svg:height="40.571cm" svg:x="-15.124cm" svg:y="-10.872cm" draw:page-number="57" presentation:class="page"/>
          <draw:frame presentation:style-name="pr22" draw:text-style-name="P38" draw:layer="layout" svg:width="16.79cm" svg:height="13.063cm" svg:x="2.098cm" svg:y="14.106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23" draw:text-style-name="P31" draw:layer="layout" svg:width="25.199cm" svg:height="3.505cm" svg:x="1.301cm" svg:y="0.094cm" presentation:class="title">
          <draw:text-box>
            <text:p text:style-name="P4">Pass by reference: Example</text:p>
          </draw:text-box>
        </draw:frame>
        <draw:frame presentation:style-name="pr24" draw:text-style-name="P45" draw:layer="layout" svg:width="9.368cm" svg:height="14.519cm" svg:x="1.104cm" svg:y="5.323cm" presentation:class="outline" presentation:user-transformed="true">
          <draw:text-box>
            <text:p text:style-name="P33"><text:span text:style-name="T49">f int ref x, int y</text:span></text:p>
            <text:p text:style-name="P33"><text:span text:style-name="T49">begin</text:span></text:p>
            <text:p text:style-name="P33"><text:span text:style-name="T49"><text:s text:c="3"/></text:span><text:span text:style-name="T49">x = 7; y = 12;</text:span></text:p>
            <text:p text:style-name="P33"><text:span text:style-name="T49"><text:s text:c="3"/></text:span><text:span text:style-name="T49">return;</text:span></text:p>
            <text:p text:style-name="P33"><text:span text:style-name="T49">end</text:span></text:p>
            <text:p text:style-name="P33"><text:span text:style-name="T49">main begin </text:span></text:p>
            <text:p text:style-name="P36"><text:span text:style-name="T50">int a, b, c; </text:span></text:p>
            <text:p text:style-name="P36"><text:span text:style-name="T50">a = 5; b = 10;</text:span></text:p>
            <text:p text:style-name="P36"><text:span text:style-name="T50">f (a, b); </text:span></text:p>
            <text:p text:style-name="P33"><text:span text:style-name="T49">end</text:span></text:p>
          </draw:text-box>
        </draw:frame>
        <draw:frame draw:style-name="gr46" draw:text-style-name="P46" draw:layer="layout" svg:width="27.449cm" svg:height="2.879cm" svg:x="0.11cm" svg:y="17.086cm">
          <draw:text-box>
            <text:list text:style-name="L6">
              <text:list-item>
                <text:list>
                  <text:list-header>
                    <text:p xml:id="id132" text:id="id132" text:style-name="P4"><text:span text:style-name="T51"/></text:p>
                    <text:p text:style-name="P4"><text:span text:style-name="T51">The variable x (or y) acts as if it was an alias for the variable a <text:s/>(or b) </text:span></text:p>
                  </text:list-header>
                </text:list>
              </text:list-item>
            </text:list>
          </draw:text-box>
        </draw:frame>
        <draw:g xml:id="id133" draw:id="id133">
          <draw:frame draw:style-name="Default_5f_4" draw:layer="layout" svg:width="6.464cm" svg:height="5.583cm" svg:x="9.598cm" svg:y="4cm">
            <table:table>
              <table:table-column table:style-name="co2"/>
              <table:table-row table:style-name="ro1">
                <table:table-cell table:style-name="ce1"/>
              </table:table-row>
              <table:table-row table:style-name="ro2">
                <table:table-cell table:style-name="ce2"/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5 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custom-shape draw:style-name="gr33" draw:text-style-name="P41" draw:layer="layout" svg:width="0.198cm" svg:height="2.8cm" svg:x="16.403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7" draw:text-style-name="P43" draw:layer="layout" svg:width="2.201cm" svg:height="1.023cm" svg:x="16.799cm" svg:y="7.598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</draw:g>
        <draw:g xml:id="id134" draw:id="id134">
          <draw:frame draw:style-name="Default_5f_4" draw:layer="layout" svg:width="6.463cm" svg:height="5.58cm" svg:x="19.099cm" svg:y="3.886cm">
            <table:table>
              <table:table-column table:style-name="co1"/>
              <table:table-row table:style-name="ro4">
                <table:table-cell table:style-name="ce1"/>
              </table:table-row>
              <table:table-row table:style-name="ro3">
                <table:table-cell table:style-name="ce2">
                  <text:p text:style-name="P40"><text:span text:style-name="T48">y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8">x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custom-shape draw:style-name="gr48" draw:text-style-name="P43" draw:layer="layout" svg:width="2.2cm" svg:height="1.023cm" svg:x="26.3cm" svg:y="7.286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41" draw:layer="layout" svg:width="0.199cm" svg:height="2.8cm" svg:x="25.898cm" svg:y="6.68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6" draw:text-style-name="P41" draw:layer="layout" svg:width="0.6cm" svg:height="1.8cm" svg:x="25.7cm" svg:y="4.88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9" draw:text-style-name="P43" draw:layer="layout" svg:width="2.002cm" svg:height="1.023cm" svg:x="26.498cm" svg:y="5.686cm">
            <text:p text:style-name="P42"><text:span text:style-name="T47">f</text:span></text:p>
            <draw:enhanced-geometry svg:viewBox="0 0 21600 21600" draw:type="mso-spt202" draw:enhanced-path="M 0 0 L 21600 0 21600 21600 0 21600 0 0 Z N"/>
          </draw:custom-shape>
          <draw:connector draw:style-name="gr50" draw:text-style-name="P47" draw:layer="layout" draw:type="curve" svg:x1="19.099cm" svg:y1="9.005cm" svg:x2="19.104cm" svg:y2="6.213cm" svg:d="M19099 9005c0-2094 5-698 5-2792" svg:viewBox="0 0 6 2793">
            <text:p/>
          </draw:connector>
          <draw:connector draw:style-name="gr51" draw:text-style-name="P47" draw:layer="layout" draw:type="curve" svg:x1="19.099cm" svg:y1="8.076cm" svg:x2="19.104cm" svg:y2="5.283cm" svg:d="M19099 8076c0-2094 5-698 5-2793" svg:viewBox="0 0 6 2794">
            <text:p/>
          </draw:connector>
        </draw:g>
        <draw:g xml:id="id135" draw:id="id135">
          <draw:frame draw:style-name="Default_5f_4" draw:layer="layout" svg:width="6.464cm" svg:height="5.581cm" svg:x="10.098cm" svg:y="10.4cm">
            <table:table>
              <table:table-column table:style-name="co2"/>
              <table:table-row table:style-name="ro5">
                <table:table-cell table:style-name="ce1"/>
              </table:table-row>
              <table:table-row table:style-name="ro3">
                <table:table-cell table:style-name="ce2">
                  <text:p text:style-name="P40"><text:span text:style-name="T48">y = 12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8">x = 7 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7 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custom-shape draw:style-name="gr52" draw:text-style-name="P43" draw:layer="layout" svg:width="2.201cm" svg:height="1.023cm" svg:x="17.299cm" svg:y="13.8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41" draw:layer="layout" svg:width="0.199cm" svg:height="2.8cm" svg:x="16.898cm" svg:y="13.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9" draw:text-style-name="P41" draw:layer="layout" svg:width="0.599cm" svg:height="1.799cm" svg:x="16.7cm" svg:y="11.4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3" draw:text-style-name="P43" draw:layer="layout" svg:width="2.002cm" svg:height="1.023cm" svg:x="17.498cm" svg:y="12.199cm">
            <text:p text:style-name="P42"><text:span text:style-name="T47">f</text:span></text:p>
            <draw:enhanced-geometry svg:viewBox="0 0 21600 21600" draw:type="mso-spt202" draw:enhanced-path="M 0 0 L 21600 0 21600 21600 0 21600 0 0 Z N"/>
          </draw:custom-shape>
          <draw:connector draw:style-name="gr50" draw:text-style-name="P47" draw:layer="layout" draw:type="curve" svg:x1="10.095cm" svg:y1="15.52cm" svg:x2="10.1cm" svg:y2="12.727cm" svg:d="M10095 15520c0-2094 5-698 5-2793" svg:viewBox="0 0 6 2794">
            <text:p/>
          </draw:connector>
          <draw:connector draw:style-name="gr51" draw:text-style-name="P47" draw:layer="layout" draw:type="curve" svg:x1="10.095cm" svg:y1="14.588cm" svg:x2="10.1cm" svg:y2="11.796cm" svg:d="M10095 14588c0-2094 5-698 5-2792" svg:viewBox="0 0 6 2793">
            <text:p/>
          </draw:connector>
        </draw:g>
        <draw:g xml:id="id136" draw:id="id136">
          <draw:frame draw:style-name="Default_5f_4" draw:layer="layout" svg:width="6.464cm" svg:height="5.583cm" svg:x="19.1cm" svg:y="10.4cm">
            <table:table>
              <table:table-column table:style-name="co2"/>
              <table:table-row table:style-name="ro1">
                <table:table-cell table:style-name="ce1"/>
              </table:table-row>
              <table:table-row table:style-name="ro2">
                <table:table-cell table:style-name="ce2"/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7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custom-shape draw:style-name="gr33" draw:text-style-name="P41" draw:layer="layout" svg:width="0.199cm" svg:height="2.8cm" svg:x="25.904cm" svg:y="13.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4" draw:text-style-name="P43" draw:layer="layout" svg:width="2.201cm" svg:height="1.023cm" svg:x="26.301cm" svg:y="13.998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6.123cm" svg:height="40.571cm" svg:x="0cm" svg:y="0cm" draw:page-number="58" presentation:class="page"/>
          <draw:frame presentation:style-name="pr22" draw:text-style-name="P38" draw:layer="layout" svg:width="16.79cm" svg:height="13.063cm" svg:x="2.098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 by Reference: C++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<text:span text:style-name="T52">In Languages like C++ pass by reference is possible like this</text:span></text:p>
            <text:p><text:span text:style-name="T53">void swap(int &amp;a, int &amp;b ) {</text:span></text:p>
            <text:p><text:span text:style-name="T53"><text:s text:c="2"/></text:span><text:span text:style-name="T53">temp = a; </text:span><text:span text:style-name="T54">/* No * here */</text:span></text:p>
            <text:p><text:span text:style-name="T53">}</text:span></text:p>
            <text:p><text:span text:style-name="T53">int main() {</text:span></text:p>
            <text:p><text:span text:style-name="T53"><text:s text:c="4"/></text:span><text:span text:style-name="T53">int m = 20, n = 30;</text:span></text:p>
            <text:p><text:span text:style-name="T53"><text:s text:c="4"/></text:span><text:span text:style-name="T53">swap(m, n);</text:span><text:span text:style-name="T54">/* No &amp; here */</text:span></text:p>
            <text:p><text:span text:style-name="T5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23" draw:text-style-name="P31" draw:layer="layout" svg:width="25.199cm" svg:height="3.505cm" svg:x="1.301cm" svg:y="0.094cm" presentation:class="title">
          <draw:text-box>
            <text:p text:style-name="P4">Passing address in C</text:p>
          </draw:text-box>
        </draw:frame>
        <draw:frame draw:style-name="gr55" draw:text-style-name="P48" xml:id="id137" draw:id="id137" draw:layer="layout" svg:width="8.449cm" svg:height="10.661cm" svg:x="0.551cm" svg:y="3.599cm">
          <draw:text-box>
            <text:p text:style-name="P4"><text:span text:style-name="T55">int f(int *x, int *y)</text:span></text:p>
            <text:p text:style-name="P4"><text:span text:style-name="T55">{</text:span></text:p>
            <text:p text:style-name="P4"><text:span text:style-name="T55"><text:s text:c="3"/></text:span><text:span text:style-name="T55">*x= 7;</text:span></text:p>
            <text:p text:style-name="P4"><text:span text:style-name="T55"><text:s text:c="3"/></text:span><text:span text:style-name="T55">*y = 12;</text:span></text:p>
            <text:p text:style-name="P4"><text:span text:style-name="T55">}</text:span></text:p>
            <text:p text:style-name="P4"><text:span text:style-name="T55">int main() {</text:span></text:p>
            <text:p text:style-name="P4"><text:span text:style-name="T55"><text:tab/></text:span><text:span text:style-name="T55">int a, b, c;</text:span></text:p>
            <text:p text:style-name="P4"><text:span text:style-name="T55"><text:s text:c="3"/></text:span><text:span text:style-name="T55">a = 5; b = 10; </text:span></text:p>
            <text:p text:style-name="P4"><text:span text:style-name="T55"><text:s text:c="3"/></text:span><text:span text:style-name="T55">f(&amp;a, &amp;b); </text:span></text:p>
            <text:p text:style-name="P4"><text:span text:style-name="T55">}</text:span></text:p>
          </draw:text-box>
        </draw:frame>
        <draw:g xml:id="id138" draw:id="id138">
          <draw:frame draw:style-name="Default_5f_4" draw:layer="layout" svg:width="6.463cm" svg:height="5.583cm" svg:x="9cm" svg:y="3.9cm">
            <table:table>
              <table:table-column table:style-name="co1"/>
              <table:table-row table:style-name="ro1">
                <table:table-cell table:style-name="ce1"/>
              </table:table-row>
              <table:table-row table:style-name="ro2">
                <table:table-cell table:style-name="ce2"/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5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custom-shape draw:style-name="gr33" draw:text-style-name="P41" draw:layer="layout" svg:width="0.198cm" svg:height="2.8cm" svg:x="15.8cm" svg:y="6.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6" draw:text-style-name="P43" draw:layer="layout" svg:width="2.201cm" svg:height="1.023cm" svg:x="16.196cm" svg:y="7.498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</draw:g>
        <draw:g xml:id="id139" draw:id="id139">
          <draw:frame draw:style-name="Default_5f_4" draw:layer="layout" svg:width="6.463cm" svg:height="5.58cm" svg:x="18.5cm" svg:y="4.1cm">
            <table:table>
              <table:table-column table:style-name="co1"/>
              <table:table-row table:style-name="ro4">
                <table:table-cell table:style-name="ce1"/>
              </table:table-row>
              <table:table-row table:style-name="ro3">
                <table:table-cell table:style-name="ce2">
                  <text:p text:style-name="P40"><text:span text:style-name="T48">y = Q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8">x = P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5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custom-shape draw:style-name="gr57" draw:text-style-name="P43" draw:layer="layout" svg:width="2.2cm" svg:height="1.023cm" svg:x="25.701cm" svg:y="7.5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41" draw:layer="layout" svg:width="0.199cm" svg:height="2.8cm" svg:x="25.299cm" svg:y="6.9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6" draw:text-style-name="P41" draw:layer="layout" svg:width="0.6cm" svg:height="1.8cm" svg:x="25.101cm" svg:y="5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8" draw:text-style-name="P43" draw:layer="layout" svg:width="2.002cm" svg:height="1.023cm" svg:x="25.899cm" svg:y="5.9cm">
            <text:p text:style-name="P42"><text:span text:style-name="T47">f</text:span></text:p>
            <draw:enhanced-geometry svg:viewBox="0 0 21600 21600" draw:type="mso-spt202" draw:enhanced-path="M 0 0 L 21600 0 21600 21600 0 21600 0 0 Z N"/>
          </draw:custom-shape>
        </draw:g>
        <draw:g xml:id="id140" draw:id="id140">
          <draw:frame draw:style-name="Default_5f_4" draw:layer="layout" svg:width="6.463cm" svg:height="5.581cm" svg:x="9cm" svg:y="10cm">
            <table:table>
              <table:table-column table:style-name="co1"/>
              <table:table-row table:style-name="ro5">
                <table:table-cell table:style-name="ce1"/>
              </table:table-row>
              <table:table-row table:style-name="ro3">
                <table:table-cell table:style-name="ce2">
                  <text:p text:style-name="P40"><text:span text:style-name="T48">y = Q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8">x = P 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0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5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custom-shape draw:style-name="gr59" draw:text-style-name="P43" draw:layer="layout" svg:width="2.2cm" svg:height="1.023cm" svg:x="16.201cm" svg:y="13.4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41" draw:layer="layout" svg:width="0.198cm" svg:height="2.8cm" svg:x="15.8cm" svg:y="12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9" draw:text-style-name="P41" draw:layer="layout" svg:width="0.6cm" svg:height="1.799cm" svg:x="15.601cm" svg:y="11.0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0" draw:text-style-name="P43" draw:layer="layout" svg:width="2.002cm" svg:height="1.023cm" svg:x="16.399cm" svg:y="11.799cm">
            <text:p text:style-name="P42"><text:span text:style-name="T47">f</text:span></text:p>
            <draw:enhanced-geometry svg:viewBox="0 0 21600 21600" draw:type="mso-spt202" draw:enhanced-path="M 0 0 L 21600 0 21600 21600 0 21600 0 0 Z N"/>
          </draw:custom-shape>
        </draw:g>
        <draw:g xml:id="id141" draw:id="id141">
          <draw:frame draw:style-name="Default_5f_4" draw:layer="layout" svg:width="6.464cm" svg:height="5.581cm" svg:x="18.599cm" svg:y="10.126cm">
            <table:table>
              <table:table-column table:style-name="co2"/>
              <table:table-row table:style-name="ro5">
                <table:table-cell table:style-name="ce1"/>
              </table:table-row>
              <table:table-row table:style-name="ro3">
                <table:table-cell table:style-name="ce2">
                  <text:p text:style-name="P40"><text:span text:style-name="T48">y = Q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8">x = P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2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7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61" draw:text-style-name="P43" draw:layer="layout" svg:width="2.201cm" svg:height="1.023cm" svg:x="25.8cm" svg:y="13.525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41" draw:layer="layout" svg:width="0.198cm" svg:height="2.8cm" svg:x="25.399cm" svg:y="12.92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9" draw:text-style-name="P41" draw:layer="layout" svg:width="0.6cm" svg:height="1.799cm" svg:x="25.2cm" svg:y="11.12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2" draw:text-style-name="P43" draw:layer="layout" svg:width="2.002cm" svg:height="1.023cm" svg:x="25.999cm" svg:y="11.925cm">
            <text:p text:style-name="P42"><text:span text:style-name="T47">f</text:span></text:p>
            <draw:enhanced-geometry svg:viewBox="0 0 21600 21600" draw:type="mso-spt202" draw:enhanced-path="M 0 0 L 21600 0 21600 21600 0 21600 0 0 Z N"/>
          </draw:custom-shape>
        </draw:g>
        <draw:g xml:id="id142" draw:id="id142">
          <draw:frame draw:style-name="Default_5f_4" draw:layer="layout" svg:width="6.354cm" svg:height="4.781cm" svg:x="13.703cm" svg:y="16.028cm">
            <table:table>
              <table:table-column table:style-name="co3"/>
              <table:table-row table:style-name="ro6">
                <table:table-cell table:style-name="ce1"/>
              </table:table-row>
              <table:table-row table:style-name="ro6">
                <table:table-cell table:style-name="ce2"/>
              </table:table-row>
              <table:table-row table:style-name="ro6">
                <table:table-cell table:style-name="ce2"/>
              </table:table-row>
              <table:table-row table:style-name="ro3">
                <table:table-cell table:style-name="ce2">
                  <text:p text:style-name="P40"><text:span text:style-name="T46">c</text:span></text:p>
                </table:table-cell>
              </table:table-row>
              <table:table-row table:style-name="ro3">
                <table:table-cell table:style-name="ce2">
                  <text:p text:style-name="P40"><text:span text:style-name="T46">b = 12</text:span></text:p>
                </table:table-cell>
              </table:table-row>
              <table:table-row table:style-name="ro3">
                <table:table-cell table:style-name="ce3">
                  <text:p text:style-name="P40"><text:span text:style-name="T46">a = 7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custom-shape draw:style-name="gr43" draw:text-style-name="P41" draw:layer="layout" svg:width="0.195cm" svg:height="2.398cm" svg:x="20.583cm" svg:y="18.25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3" draw:text-style-name="P43" draw:layer="layout" svg:width="2.163cm" svg:height="1.023cm" svg:x="21.173cm" svg:y="19.283cm">
            <text:p text:style-name="P42"><text:span text:style-name="T47">main</text:span></text:p>
            <draw:enhanced-geometry svg:viewBox="0 0 21600 21600" draw:type="mso-spt202" draw:enhanced-path="M 0 0 L 21600 0 21600 21600 0 21600 0 0 Z N"/>
          </draw:custom-shape>
        </draw:g>
        <draw:frame draw:style-name="gr64" draw:text-style-name="P49" draw:layer="layout" svg:width="1cm" svg:height="1.673cm" svg:x="8.1cm" svg:y="7.6cm">
          <draw:text-box draw:corner-radius="0.4cm">
            <text:p><text:span text:style-name="T10">Q</text:span></text:p>
            <text:p><text:span text:style-name="T10">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6.123cm" svg:height="40.571cm" svg:x="-15.124cm" svg:y="-10.872cm" draw:page-number="60" presentation:class="page"/>
          <draw:frame presentation:style-name="pr22" draw:text-style-name="P38" draw:layer="layout" svg:width="16.79cm" svg:height="13.063cm" svg:x="2.098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re about the earlier example</text:p>
          </draw:text-box>
        </draw:frame>
        <draw:frame presentation:style-name="pr17" draw:layer="layout" svg:width="25.2cm" svg:height="14.086cm" svg:x="1.4cm" svg:y="4.914cm" presentation:class="outline" presentation:user-transformed="true">
          <draw:text-box>
            <text:list text:style-name="L3">
              <text:list-item>
                <text:p>&amp; fetches the address</text:p>
                <text:list>
                  <text:list-item>
                    <text:p>It's an “operator”</text:p>
                  </text:list-item>
                  <text:list-item>
                    <text:p>Compiler generates machine code to “fetch address of” </text:p>
                  </text:list-item>
                </text:list>
              </text:list-item>
              <text:list-item>
                <text:p>Pass by value ! </text:p>
                <text:list>
                  <text:list-item>
                    <text:p>Actual argument passed is of type “address of integer” </text:p>
                    <text:list>
                      <text:list-item>
                        <text:p>This is done by programmer by writing &amp; </text:p>
                      </text:list-item>
                    </text:list>
                  </text:list-item>
                  <text:list-item>
                    <text:p>Formal argument is of type “address of integer” that is integer pointer</text:p>
                    <text:list>
                      <text:list-item>
                        <text:p>This is done by programmer by specifying “int *” </text:p>
                      </text:list-item>
                    </text:list>
                  </text:list-item>
                  <text:list-item>
                    <text:p>On a function call “copy of actual argument is made into formal argument” </text:p>
                    <text:list>
                      <text:list-item>
                        <text:p><text:span text:style-name="T16">That's pass by value</text:span></text:p>
                        <text:p><text:span text:style-name="T16"/></text:p>
                      </text:list-item>
                    </text:list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23" draw:text-style-name="P31" draw:layer="layout" svg:width="25.199cm" svg:height="3.505cm" svg:x="1.301cm" svg:y="0.094cm" presentation:class="title">
          <draw:text-box>
            <text:p text:style-name="P4">Suppose ... </text:p>
          </draw:text-box>
        </draw:frame>
        <draw:frame draw:style-name="gr55" draw:text-style-name="P48" xml:id="id143" draw:id="id143" draw:layer="layout" svg:width="8.449cm" svg:height="10.661cm" svg:x="0.551cm" svg:y="3.599cm">
          <draw:text-box>
            <text:p text:style-name="P4"><text:span text:style-name="T55">int f(</text:span><text:span text:style-name="T56">int *x, int *y</text:span><text:span text:style-name="T55">)</text:span></text:p>
            <text:p text:style-name="P4"><text:span text:style-name="T55">{</text:span></text:p>
            <text:p text:style-name="P4"><text:span text:style-name="T55"><text:s text:c="3"/></text:span><text:span text:style-name="T55">*x= 7;</text:span></text:p>
            <text:p text:style-name="P4"><text:span text:style-name="T55"><text:s text:c="3"/></text:span><text:span text:style-name="T55">*y = 12;</text:span></text:p>
            <text:p text:style-name="P4"><text:span text:style-name="T55">}</text:span></text:p>
            <text:p text:style-name="P4"><text:span text:style-name="T55">int main() {</text:span></text:p>
            <text:p text:style-name="P4"><text:span text:style-name="T55"><text:tab/></text:span><text:span text:style-name="T55">int a, b, c;</text:span></text:p>
            <text:p text:style-name="P4"><text:span text:style-name="T55"><text:s text:c="3"/></text:span><text:span text:style-name="T55">a = 5; b = 10; </text:span></text:p>
            <text:p text:style-name="P4"><text:span text:style-name="T56"><text:s text:c="3"/></text:span><text:span text:style-name="T56">f(a, b); </text:span></text:p>
            <text:p text:style-name="P4"><text:span text:style-name="T55">}</text:span></text:p>
          </draw:text-box>
        </draw:frame>
        <draw:frame presentation:style-name="pr25" draw:text-style-name="P50" draw:layer="layout" svg:width="26.109cm" svg:height="5.316cm" svg:x="0.291cm" svg:y="15.4cm">
          <draw:text-box>
            <text:list text:style-name="L3">
              <text:list-header>
                <text:p text:style-name="P7"><text:span text:style-name="T1">Address is NOT reference. References (in languages like C++ or Ada) are managed by languages (their compilers), Addresses (in languages like C) are managed by programmers. </text:span></text:p>
              </text:list-header>
            </text:list>
          </draw:text-box>
        </draw:frame>
        <draw:frame draw:style-name="gr65" draw:text-style-name="P51" draw:layer="layout" svg:width="15cm" svg:height="8.358cm" svg:x="11.2cm" svg:y="3.8cm">
          <draw:text-box>
            <text:list text:style-name="L3">
              <text:list-item>
                <text:list>
                  <text:list-item>
                    <text:p><text:span text:style-name="T57">If you don't write '&amp;', the code <text:s/>still gets compiled !</text:span></text:p>
                    <text:list>
                      <text:list-item>
                        <text:p><text:span text:style-name="T58">Actual argument will be integer, formal argument will be “int *”, and compiler will only issue a warning</text:span><text:span text:style-name="T59">.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6.123cm" svg:height="40.571cm" svg:x="-15.124cm" svg:y="-10.872cm" draw:page-number="62" presentation:class="page"/>
          <draw:frame presentation:style-name="pr22" draw:text-style-name="P38" draw:layer="layout" svg:width="16.79cm" svg:height="13.0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2" svg:font-family="'DejaVu Sans'" style:font-family-generic="swiss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brown-blue-black-red-background" style:family="presentation">
      <style:graphic-properties draw:stroke="none" draw:fill="none"/>
      <style:text-properties style:letter-kerning="true"/>
    </style:style>
    <style:style style:name="brown-blue-black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own-blue-black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own-blue-black-red-outline1" style:family="presentation">
      <style:graphic-properties draw:stroke="none" draw:fill="none" draw:auto-grow-height="false" draw:fit-to-size="shrink-to-fit">
        <text:list-style style:name="brown-blue-black-re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own-blue-black-red-outline2" style:family="presentation" style:parent-style-name="brown-blue-black-red-outline1">
      <style:paragraph-properties fo:margin-top="0.4cm" fo:margin-bottom="0cm"/>
      <style:text-properties fo:color="#000000" fo:font-size="28pt" style:font-size-asian="28pt" style:font-size-complex="28pt"/>
    </style:style>
    <style:style style:name="brown-blue-black-red-outline3" style:family="presentation" style:parent-style-name="brown-blue-black-red-outline2">
      <style:paragraph-properties fo:margin-top="0.3cm" fo:margin-bottom="0cm"/>
      <style:text-properties fo:color="#009900" fo:font-size="24pt" style:font-size-asian="24pt" style:font-size-complex="24pt"/>
    </style:style>
    <style:style style:name="brown-blue-black-red-outline4" style:family="presentation" style:parent-style-name="brown-blue-black-red-outline3">
      <style:paragraph-properties fo:margin-top="0.2cm" fo:margin-bottom="0cm"/>
      <style:text-properties fo:font-size="20pt" style:font-size-asian="20pt" style:font-size-complex="20pt"/>
    </style:style>
    <style:style style:name="brown-blue-black-red-outline5" style:family="presentation" style:parent-style-name="brown-blue-black-red-outline4">
      <style:paragraph-properties fo:margin-top="0.1cm" fo:margin-bottom="0cm"/>
      <style:text-properties fo:font-size="20pt" style:font-size-asian="20pt" style:font-size-complex="20pt"/>
    </style:style>
    <style:style style:name="brown-blue-black-red-outline6" style:family="presentation" style:parent-style-name="brown-blue-black-red-outline5">
      <style:paragraph-properties fo:margin-top="0.1cm" fo:margin-bottom="0cm"/>
      <style:text-properties fo:font-size="20pt" style:font-size-asian="20pt" style:font-size-complex="20pt"/>
    </style:style>
    <style:style style:name="brown-blue-black-red-outline7" style:family="presentation" style:parent-style-name="brown-blue-black-red-outline6">
      <style:paragraph-properties fo:margin-top="0.1cm" fo:margin-bottom="0cm"/>
      <style:text-properties fo:font-size="20pt" style:font-size-asian="20pt" style:font-size-complex="20pt"/>
    </style:style>
    <style:style style:name="brown-blue-black-red-outline8" style:family="presentation" style:parent-style-name="brown-blue-black-red-outline7">
      <style:paragraph-properties fo:margin-top="0.1cm" fo:margin-bottom="0cm"/>
      <style:text-properties fo:font-size="20pt" style:font-size-asian="20pt" style:font-size-complex="20pt"/>
    </style:style>
    <style:style style:name="brown-blue-black-red-outline9" style:family="presentation" style:parent-style-name="brown-blue-black-red-outline8">
      <style:paragraph-properties fo:margin-top="0.1cm" fo:margin-bottom="0cm"/>
      <style:text-properties fo:font-size="20pt" style:font-size-asian="20pt" style:font-size-complex="20pt"/>
    </style:style>
    <style:style style:name="brown-blue-black-red-subtitle" style:family="presentation">
      <style:graphic-properties draw:stroke="none" draw:fill="none" draw:textarea-vertical-align="middle">
        <text:list-style style:name="brown-blue-black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own-blue-black-red-title" style:family="presentation">
      <style:graphic-properties draw:stroke="none" draw:fill="none" draw:textarea-vertical-align="middle">
        <text:list-style style:name="brown-blue-black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8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8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own-blue-black-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own-blue-black-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own-blue-black-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rown-blue-black-red" style:page-layout-name="PM1" draw:style-name="Mdp1">
      <draw:frame presentation:style-name="brown-blue-black-red-title" draw:layer="backgroundobjects" svg:width="25.199cm" svg:height="3.506cm" svg:x="1.4cm" svg:y="0.837cm" presentation:class="title" presentation:placeholder="true">
        <draw:text-box/>
      </draw:frame>
      <draw:frame presentation:style-name="brown-blue-black-re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own-blue-black-red-title" draw:layer="backgroundobjects" svg:width="14.848cm" svg:height="11.136cm" svg:x="3.075cm" svg:y="2.257cm" presentation:class="page"/>
        <draw:frame presentation:style-name="brown-blue-black-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22:42:15.536449818</meta:creation-date>
    <meta:editing-duration>P1DT11H40M52S</meta:editing-duration>
    <meta:editing-cycles>109</meta:editing-cycles>
    <meta:generator>LibreOffice/5.0.2.2$Linux_X86_64 LibreOffice_project/37b43f919e4de5eeaca9b9755ed688758a8251fe</meta:generator>
    <dc:title>brown-blue-black-red</dc:title>
    <dc:date>2016-07-25T16:13:11.530363247</dc:date>
    <meta:document-statistic meta:object-count="406"/>
    <meta:template xlink:type="simple" xlink:actuate="onRequest" xlink:title="brown-blue-black-red" xlink:href="../../../../../../.config/libreoffice/4/user/template/brown-blue-black-red.otp" meta:date="2016-07-18T22:42:15.498052793"/>
  </office:meta>
</office:document-meta>
</file>